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3" svg:font-family="'JetBrains Mono'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6" style:family="paragraph" style:parent-style-name="Стандартный_20_HTML">
      <style:paragraph-properties style:vertical-align="baseline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0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11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6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18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19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20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1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2" style:family="paragraph" style:parent-style-name="Обычный">
      <style:paragraph-properties fo:margin-top="0cm" fo:margin-bottom="0.176cm" loext:contextual-spacing="false"/>
    </style:style>
    <style:style style:name="P123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4" style:family="paragraph" style:parent-style-name="Обычный_20__28_веб_29_">
      <style:paragraph-properties style:line-height-at-least="0.55cm"/>
    </style:style>
    <style:style style:name="P125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6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2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2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2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3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4" style:family="paragraph" style:parent-style-name="Preformatted_20_Text">
      <style:paragraph-properties fo:margin-top="0cm" fo:margin-bottom="0.499cm" loext:contextual-spacing="false"/>
    </style:style>
    <style:style style:name="P135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37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8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6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6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2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84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85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86" style:family="paragraph" style:parent-style-name="Heading_20_1">
      <style:paragraph-properties fo:line-height="115%" fo:text-align="center" style:justify-single-word="false"/>
    </style:style>
    <style:style style:name="P287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8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289" style:family="paragraph" style:parent-style-name="Heading_20_3">
      <style:paragraph-properties fo:line-height="115%"/>
    </style:style>
    <style:style style:name="P290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291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292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293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294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295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296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97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29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99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00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302" style:family="paragraph" style:parent-style-name="Standard" style:list-style-name="L9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0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30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305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06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307" style:family="paragraph" style:parent-style-name="Обычный" style:list-style-name="L3">
      <style:paragraph-properties fo:margin-top="0.176cm" fo:margin-bottom="0.176cm" loext:contextual-spacing="false"/>
    </style:style>
    <style:style style:name="P308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9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310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311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12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7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7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7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7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78" style:family="text">
      <style:text-properties fo:color="#000000" style:font-name="JetBrains Mono" fo:font-size="10pt" fo:font-style="normal" style:font-size-asian="10pt" style:font-style-asian="normal"/>
    </style:style>
    <style:style style:name="T79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8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82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84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85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6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7" style:family="text">
      <style:text-properties fo:color="#000080" style:font-name="Menlo" fo:font-weight="bold" style:font-weight-asian="bold" style:font-name-complex="Menlo" style:font-weight-complex="bold"/>
    </style:style>
    <style:style style:name="T88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9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0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1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92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93" style:family="text">
      <style:text-properties fo:color="#000080" style:font-name="JetBrains Mono" fo:font-size="10pt" style:font-size-asian="10pt"/>
    </style:style>
    <style:style style:name="T94" style:family="text">
      <style:text-properties fo:color="#000080" style:font-name="JetBrains Mono" fo:font-size="10pt" fo:font-style="normal" style:font-size-asian="10pt" style:font-style-asian="normal"/>
    </style:style>
    <style:style style:name="T95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6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7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98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99" style:family="text">
      <style:text-properties fo:color="#008080" style:font-name="Menlo" fo:font-weight="bold" style:font-weight-asian="bold" style:font-name-complex="Menlo" style:font-weight-complex="bold"/>
    </style:style>
    <style:style style:name="T100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101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102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103" style:family="text">
      <style:text-properties fo:color="#008080" fo:font-style="normal" fo:font-weight="bold" style:font-style-asian="normal" style:font-weight-asian="bold"/>
    </style:style>
    <style:style style:name="T104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105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06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07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08" style:family="text">
      <style:text-properties fo:color="#008080" fo:font-weight="bold" style:font-weight-asian="bold"/>
    </style:style>
    <style:style style:name="T109" style:family="text">
      <style:text-properties fo:color="#008080" fo:font-weight="bold" style:font-weight-asian="bold" style:font-style-complex="normal"/>
    </style:style>
    <style:style style:name="T110" style:family="text">
      <style:text-properties fo:color="#008080" fo:font-weight="bold" officeooo:rsid="000e9ae7" style:font-weight-asian="bold"/>
    </style:style>
    <style:style style:name="T111" style:family="text">
      <style:text-properties fo:color="#008080" style:font-name="JetBrains Mono" fo:font-size="10pt" fo:font-weight="bold" style:font-size-asian="10pt" style:font-weight-asian="bold"/>
    </style:style>
    <style:style style:name="T112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3" style:family="text">
      <style:text-properties fo:color="#008080" style:font-name="JetBrains Mono" fo:font-size="10pt" fo:font-style="normal" style:font-size-asian="10pt" style:font-style-asian="normal"/>
    </style:style>
    <style:style style:name="T114" style:family="text">
      <style:text-properties fo:color="#008080" style:font-name="JetBrains Mono" fo:font-size="10pt" style:font-size-asian="10pt"/>
    </style:style>
    <style:style style:name="T115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16" style:family="text">
      <style:text-properties fo:color="#660099" style:font-name="Menlo" fo:language="en" fo:country="US" style:font-name-complex="Menlo"/>
    </style:style>
    <style:style style:name="T117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18" style:family="text">
      <style:text-properties fo:color="#660099" fo:font-style="normal" fo:font-weight="normal" style:font-style-asian="normal" style:font-weight-asian="normal"/>
    </style:style>
    <style:style style:name="T119" style:family="text">
      <style:text-properties fo:color="#660099" officeooo:rsid="000e9ae7"/>
    </style:style>
    <style:style style:name="T120" style:family="text">
      <style:text-properties fo:color="#660099" style:font-name="JetBrains Mono" fo:font-size="10pt" style:font-size-asian="10pt"/>
    </style:style>
    <style:style style:name="T121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22" style:family="text">
      <style:text-properties fo:color="#660099" style:font-name="JetBrains Mono" fo:font-size="10pt" fo:font-style="normal" style:font-size-asian="10pt" style:font-style-asian="normal"/>
    </style:style>
    <style:style style:name="T123" style:family="text">
      <style:text-properties fo:color="#660099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2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25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26" style:family="text">
      <style:text-properties fo:color="#808080" style:font-name="Menlo" fo:language="en" fo:country="US" style:font-name-complex="Menlo"/>
    </style:style>
    <style:style style:name="T127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28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29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30" style:family="text">
      <style:text-properties fo:color="#808080" style:font-name="JetBrains Mono" fo:font-size="10pt" style:font-size-asian="10pt"/>
    </style:style>
    <style:style style:name="T131" style:family="text">
      <style:text-properties fo:color="#808080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32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33" style:family="text">
      <style:text-properties style:font-name="Calibri Light" fo:font-weight="bold" style:font-weight-asian="bold" style:font-name-complex="Calibri Light"/>
    </style:style>
    <style:style style:name="T134" style:family="text">
      <style:text-properties style:font-name="Calibri Light" fo:language="en" fo:country="US" fo:font-weight="bold" style:font-weight-asian="bold" style:font-name-complex="Calibri Light"/>
    </style:style>
    <style:style style:name="T135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36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7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8" style:family="text">
      <style:text-properties fo:color="#0000ff" style:font-name="Menlo" fo:font-size="10pt" style:font-size-asian="10pt" style:font-name-complex="Menlo" style:font-size-complex="10pt"/>
    </style:style>
    <style:style style:name="T139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0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41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2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43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4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5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46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7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48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49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50" style:family="text">
      <style:text-properties fo:color="#94558d" style:font-name="Menlo" fo:font-size="10pt" style:font-size-asian="10pt" style:font-name-complex="Menlo" style:font-size-complex="10pt"/>
    </style:style>
    <style:style style:name="T151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52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53" style:family="text">
      <style:text-properties fo:color="#94558d" fo:font-style="normal" fo:font-weight="normal" style:font-style-asian="normal" style:font-weight-asian="normal"/>
    </style:style>
    <style:style style:name="T154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55" style:family="text">
      <style:text-properties fo:color="#94558d" style:font-name="JetBrains Mono" fo:font-size="10pt" style:font-size-asian="10pt"/>
    </style:style>
    <style:style style:name="T156" style:family="text">
      <style:text-properties fo:color="#94558d" style:font-name="JetBrains Mono" fo:font-size="10pt" fo:font-style="normal" style:font-size-asian="10pt" style:font-style-asian="normal"/>
    </style:style>
    <style:style style:name="T157" style:family="text">
      <style:text-properties fo:color="#111111" style:font-name="Arial" fo:font-size="11.5pt" style:font-size-asian="11.5pt" style:font-name-complex="Arial" style:font-size-complex="11.5pt"/>
    </style:style>
    <style:style style:name="T158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59" style:family="text">
      <style:text-properties fo:color="#234f32" style:font-name="Courier New" fo:font-size="10pt" style:font-size-asian="10pt" style:font-name-complex="Courier New" style:font-size-complex="10pt"/>
    </style:style>
    <style:style style:name="T160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61" style:family="text">
      <style:text-properties fo:color="#234f32" style:font-name="Calibri1" style:font-name-complex="Calibri1"/>
    </style:style>
    <style:style style:name="T162" style:family="text">
      <style:text-properties fo:language="en" fo:country="US"/>
    </style:style>
    <style:style style:name="T163" style:family="text">
      <style:text-properties fo:language="en" fo:country="US" fo:font-weight="bold" style:font-weight-asian="bold"/>
    </style:style>
    <style:style style:name="T164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65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66" style:family="text">
      <style:text-properties fo:color="#139fd7" style:font-name="Arial" fo:font-size="10.5pt" style:font-size-asian="10.5pt" style:font-name-complex="Arial" style:font-size-complex="10.5pt"/>
    </style:style>
    <style:style style:name="T167" style:family="text">
      <style:text-properties fo:color="#bd2130" style:font-name="Calibri1" fo:font-size="10pt" style:font-size-asian="10pt" style:font-name-complex="Calibri1" style:font-size-complex="10pt"/>
    </style:style>
    <style:style style:name="T168" style:family="text">
      <style:text-properties fo:color="#bd2130" style:font-name="Calibri1" style:font-name-complex="Calibri1"/>
    </style:style>
    <style:style style:name="T169" style:family="text">
      <style:text-properties fo:color="#212529" style:font-name="Calibri1" style:font-name-complex="Calibri1"/>
    </style:style>
    <style:style style:name="T170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71" style:family="text">
      <style:text-properties style:font-name="Calibri1" fo:font-size="12pt" fo:language="en" fo:country="US" style:font-size-asian="12pt" style:font-name-complex="Calibri1" style:font-size-complex="12pt"/>
    </style:style>
    <style:style style:name="T172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73" style:family="text">
      <style:text-properties style:font-name="Calibri1" fo:language="en" fo:country="US" style:font-name-complex="Calibri1"/>
    </style:style>
    <style:style style:name="T174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75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76" style:family="text">
      <style:text-properties style:font-name="Calibri1" fo:font-size="14pt" fo:language="en" fo:country="US" style:font-size-asian="14pt" style:font-name-complex="Calibri1" style:font-size-complex="14pt"/>
    </style:style>
    <style:style style:name="T177" style:family="text">
      <style:text-properties style:font-name="Calibri1" style:font-name-complex="Calibri1"/>
    </style:style>
    <style:style style:name="T178" style:family="text">
      <style:text-properties fo:color="#bb8844" fo:font-size="12pt" fo:language="en" fo:country="US" style:font-size-asian="12pt" style:font-size-complex="12pt"/>
    </style:style>
    <style:style style:name="T179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80" style:family="text">
      <style:text-properties fo:color="#2b91af" style:font-name="inherit" fo:language="en" fo:country="US" style:font-name-complex="Consolas"/>
    </style:style>
    <style:style style:name="T181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82" style:family="text">
      <style:text-properties style:font-name="inherit" fo:language="en" fo:country="US" style:font-name-complex="Consolas"/>
    </style:style>
    <style:style style:name="T183" style:family="text">
      <style:text-properties style:font-name="inherit" fo:font-size="10pt" fo:language="en" fo:country="US" style:font-size-asian="10pt" style:font-name-complex="Consolas" style:font-size-complex="10pt"/>
    </style:style>
    <style:style style:name="T184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85" style:family="text">
      <style:text-properties fo:font-weight="normal" style:font-weight-asian="normal" style:font-weight-complex="normal"/>
    </style:style>
    <style:style style:name="T186" style:family="text">
      <style:text-properties fo:color="#333333" style:font-name="Arial" fo:letter-spacing="-0.002cm" fo:background-color="#ffffff" loext:char-shading-value="0" style:font-name-complex="Arial"/>
    </style:style>
    <style:style style:name="T187" style:family="text">
      <style:text-properties fo:color="#333333" style:font-name="Arial" fo:letter-spacing="-0.002cm" style:font-name-complex="Arial"/>
    </style:style>
    <style:style style:name="T188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89" style:family="text">
      <style:text-properties fo:color="#333333" style:font-name="Consolas" fo:letter-spacing="-0.002cm" fo:language="en" fo:country="US" style:font-name-complex="Consolas"/>
    </style:style>
    <style:style style:name="T190" style:family="text">
      <style:text-properties fo:color="#333333" style:font-name="Consolas" fo:letter-spacing="-0.002cm" style:font-name-complex="Consolas"/>
    </style:style>
    <style:style style:name="T191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92" style:family="text">
      <style:text-properties fo:color="#333333" style:font-name="Palatino" fo:letter-spacing="-0.002cm" fo:font-weight="bold" style:font-weight-asian="bold" style:font-weight-complex="bold"/>
    </style:style>
    <style:style style:name="T193" style:family="text">
      <style:text-properties fo:color="#333333" style:font-name="Palatino" fo:letter-spacing="-0.002cm" fo:background-color="#fff3d4" loext:char-shading-value="0"/>
    </style:style>
    <style:style style:name="T194" style:family="text">
      <style:text-properties fo:color="#3d7e9a" style:font-name="Arial" fo:letter-spacing="-0.002cm" style:font-name-complex="Arial"/>
    </style:style>
    <style:style style:name="T195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96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97" style:family="text">
      <style:text-properties fo:color="#dd4a68" style:font-name="Consolas" fo:letter-spacing="-0.002cm" style:font-name-complex="Consolas"/>
    </style:style>
    <style:style style:name="T198" style:family="text">
      <style:text-properties fo:color="#dd4a68" style:font-name="Consolas" fo:letter-spacing="-0.002cm" fo:language="en" fo:country="US" style:font-name-complex="Consolas"/>
    </style:style>
    <style:style style:name="T199" style:family="text">
      <style:text-properties fo:color="#990055" style:font-name="Consolas" fo:letter-spacing="-0.002cm" fo:language="en" fo:country="US" style:font-name-complex="Consolas"/>
    </style:style>
    <style:style style:name="T200" style:family="text">
      <style:text-properties fo:color="#708090" style:font-name="Consolas" fo:letter-spacing="-0.002cm" fo:language="en" fo:country="US" style:font-name-complex="Consolas"/>
    </style:style>
    <style:style style:name="T201" style:family="text">
      <style:text-properties fo:color="#444444" style:font-name="Calibri1" fo:background-color="#ffffff" loext:char-shading-value="0" style:font-name-complex="Calibri1"/>
    </style:style>
    <style:style style:name="T202" style:family="text">
      <style:text-properties fo:color="#444444" style:font-name="Calibri1" fo:font-style="italic" style:font-style-asian="italic" style:font-name-complex="Calibri1" style:font-style-complex="italic"/>
    </style:style>
    <style:style style:name="T203" style:family="text">
      <style:text-properties fo:color="#444444" style:font-name="Calibri1" style:font-name-complex="Calibri1"/>
    </style:style>
    <style:style style:name="T204" style:family="text">
      <style:text-properties fo:color="#444444" style:font-name="Calibri1" fo:font-weight="bold" style:font-weight-asian="bold" style:font-name-complex="Calibri1" style:font-weight-complex="bold"/>
    </style:style>
    <style:style style:name="T205" style:family="text">
      <style:text-properties fo:color="#0033b3"/>
    </style:style>
    <style:style style:name="T206" style:family="text">
      <style:text-properties fo:color="#0033b3" fo:font-style="normal" style:font-style-asian="normal"/>
    </style:style>
    <style:style style:name="T207" style:family="text">
      <style:text-properties fo:color="#0033b3" fo:font-style="normal" fo:font-weight="normal" style:font-style-asian="normal" style:font-weight-asian="normal"/>
    </style:style>
    <style:style style:name="T208" style:family="text">
      <style:text-properties fo:color="#0033b3" fo:font-style="normal" fo:font-weight="normal" style:font-style-asian="normal" style:font-weight-asian="normal" style:font-style-complex="normal"/>
    </style:style>
    <style:style style:name="T209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0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1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2" style:family="text">
      <style:text-properties fo:color="#0033b3" officeooo:rsid="000e9ae7"/>
    </style:style>
    <style:style style:name="T213" style:family="text">
      <style:text-properties fo:color="#0033b3" style:font-name="JetBrains Mono"/>
    </style:style>
    <style:style style:name="T214" style:family="text">
      <style:text-properties fo:color="#0033b3" style:font-name="JetBrains Mono" fo:font-size="10pt" style:font-size-asian="10pt"/>
    </style:style>
    <style:style style:name="T215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16" style:family="text">
      <style:text-properties fo:color="#0033b3" style:font-name="JetBrains Mono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217" style:family="text">
      <style:text-properties fo:color="#0033b3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18" style:family="text">
      <style:text-properties fo:color="#0033b3" style:font-name="JetBrains Mono" fo:font-size="10pt" fo:font-style="normal" style:font-size-asian="10pt" style:font-style-asian="normal"/>
    </style:style>
    <style:style style:name="T219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20" style:family="text">
      <style:text-properties fo:color="#0033b3" style:font-name="JetBrains Mono" fo:font-size="10pt" fo:font-weight="normal" style:font-size-asian="10pt" style:font-weight-asian="normal"/>
    </style:style>
    <style:style style:name="T221" style:family="text">
      <style:text-properties fo:color="#0033b3" style:font-name="JetBrains Mono1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22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23" style:family="text">
      <style:text-properties fo:color="#080808"/>
    </style:style>
    <style:style style:name="T224" style:family="text">
      <style:text-properties fo:color="#080808" fo:font-style="normal" style:font-style-asian="normal"/>
    </style:style>
    <style:style style:name="T225" style:family="text">
      <style:text-properties fo:color="#080808" fo:font-style="normal" officeooo:rsid="0064ae62" style:font-style-asian="normal"/>
    </style:style>
    <style:style style:name="T226" style:family="text">
      <style:text-properties fo:color="#080808" fo:font-style="normal" fo:font-weight="normal" style:font-style-asian="normal" style:font-weight-asian="normal"/>
    </style:style>
    <style:style style:name="T227" style:family="text">
      <style:text-properties fo:color="#080808" fo:font-style="normal" fo:font-weight="bold" style:font-style-asian="normal" style:font-weight-asian="bold" style:font-weight-complex="bold"/>
    </style:style>
    <style:style style:name="T228" style:family="text">
      <style:text-properties fo:color="#080808" fo:font-style="normal" style:font-size-asian="12pt" style:font-style-asian="normal"/>
    </style:style>
    <style:style style:name="T229" style:family="text">
      <style:text-properties fo:color="#080808" fo:font-style="normal" officeooo:rsid="0064ae62" style:font-size-asian="12pt" style:font-style-asian="normal"/>
    </style:style>
    <style:style style:name="T230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1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32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33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34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35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6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37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38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39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0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1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42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43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44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45" style:family="text">
      <style:text-properties fo:color="#080808" style:font-name="JetBrains Mono"/>
    </style:style>
    <style:style style:name="T246" style:family="text">
      <style:text-properties fo:color="#080808" style:font-name="JetBrains Mono" fo:font-size="10pt" style:font-size-asian="10pt"/>
    </style:style>
    <style:style style:name="T247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48" style:family="text">
      <style:text-properties fo:color="#080808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49" style:family="text">
      <style:text-properties fo:color="#080808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50" style:family="text">
      <style:text-properties fo:color="#080808" style:font-name="JetBrains Mono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51" style:family="text">
      <style:text-properties fo:color="#080808" style:font-name="JetBrains Mono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2" style:family="text">
      <style:text-properties fo:color="#080808" style:font-name="JetBrains Mono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3" style:family="text">
      <style:text-properties fo:color="#080808" style:font-name="JetBrains Mono" fo:font-size="10pt" fo:font-style="normal" style:font-size-asian="10pt" style:font-style-asian="normal"/>
    </style:style>
    <style:style style:name="T254" style:family="text">
      <style:text-properties fo:color="#080808" style:font-name="JetBrains Mono" fo:font-size="10pt" fo:font-style="normal" officeooo:rsid="0064ae62" style:font-size-asian="10pt" style:font-style-asian="normal"/>
    </style:style>
    <style:style style:name="T25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56" style:family="text">
      <style:text-properties fo:color="#080808" style:font-name="JetBrains Mono" fo:font-size="10pt" fo:font-weight="normal" style:font-size-asian="10pt" style:font-weight-asian="normal"/>
    </style:style>
    <style:style style:name="T257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58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59" style:family="text">
      <style:text-properties fo:color="#8c8c8c" fo:font-style="italic" style:font-style-asian="italic"/>
    </style:style>
    <style:style style:name="T260" style:family="text">
      <style:text-properties fo:color="#8c8c8c" fo:font-style="italic" fo:font-weight="normal" style:font-style-asian="italic" style:font-weight-asian="normal"/>
    </style:style>
    <style:style style:name="T261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62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63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64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65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66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7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8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9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0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71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72" style:family="text">
      <style:text-properties fo:color="#8c8c8c" fo:font-style="normal" style:font-style-asian="normal" style:font-style-complex="normal"/>
    </style:style>
    <style:style style:name="T273" style:family="text">
      <style:text-properties fo:color="#8c8c8c" fo:font-style="normal" officeooo:rsid="00110012" style:font-style-asian="normal" style:font-style-complex="normal"/>
    </style:style>
    <style:style style:name="T274" style:family="text">
      <style:text-properties fo:color="#8c8c8c" fo:font-style="normal" officeooo:rsid="0016282a" style:font-style-asian="normal" style:font-style-complex="normal"/>
    </style:style>
    <style:style style:name="T275" style:family="text">
      <style:text-properties fo:color="#8c8c8c" fo:font-style="normal" fo:font-weight="normal" style:font-style-asian="normal" style:font-weight-asian="normal" style:font-style-complex="normal"/>
    </style:style>
    <style:style style:name="T276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77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78" style:family="text">
      <style:text-properties fo:color="#8c8c8c" style:font-style-complex="normal"/>
    </style:style>
    <style:style style:name="T279" style:family="text">
      <style:text-properties fo:color="#8c8c8c" officeooo:rsid="000e9ae7" style:font-style-complex="normal"/>
    </style:style>
    <style:style style:name="T280" style:family="text">
      <style:text-properties fo:color="#8c8c8c" style:font-name="JetBrains Mono" fo:font-style="italic" style:font-style-asian="italic"/>
    </style:style>
    <style:style style:name="T281" style:family="text">
      <style:text-properties fo:color="#8c8c8c" style:font-name="JetBrains Mono" fo:font-size="10pt" fo:font-style="italic" style:font-size-asian="10pt" style:font-style-asian="italic"/>
    </style:style>
    <style:style style:name="T282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83" style:family="text">
      <style:text-properties fo:color="#8c8c8c" style:font-name="JetBrains Mono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84" style:family="text">
      <style:text-properties fo:color="#8c8c8c" style:font-name="JetBrains Mono1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85" style:family="text">
      <style:text-properties style:font-name="Menlo1" fo:font-style="normal" style:font-style-asian="normal" style:font-style-complex="normal"/>
    </style:style>
    <style:style style:name="T286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87" style:family="text">
      <style:text-properties style:font-name="Menlo1" fo:font-size="9pt" style:font-size-asian="9pt" style:font-size-complex="9pt"/>
    </style:style>
    <style:style style:name="T288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89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90" style:family="text">
      <style:text-properties fo:font-style="normal" style:font-style-asian="normal" style:font-style-complex="normal"/>
    </style:style>
    <style:style style:name="T291" style:family="text">
      <style:text-properties fo:color="#1750eb"/>
    </style:style>
    <style:style style:name="T292" style:family="text">
      <style:text-properties fo:color="#1750eb" fo:font-style="normal" fo:font-weight="normal" style:font-style-asian="normal" style:font-weight-asian="normal"/>
    </style:style>
    <style:style style:name="T293" style:family="text">
      <style:text-properties fo:color="#1750eb" style:font-name="JetBrains Mono" fo:font-size="10pt" style:font-size-asian="10pt"/>
    </style:style>
    <style:style style:name="T294" style:family="text">
      <style:text-properties fo:color="#1750eb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95" style:family="text">
      <style:text-properties fo:color="#1750eb" style:font-name="JetBrains Mono" fo:font-size="10pt" fo:font-style="normal" style:font-size-asian="10pt" style:font-style-asian="normal"/>
    </style:style>
    <style:style style:name="T296" style:family="text">
      <style:text-properties fo:font-style="italic" style:font-style-asian="italic"/>
    </style:style>
    <style:style style:name="T297" style:family="text">
      <style:text-properties style:font-style-complex="normal"/>
    </style:style>
    <style:style style:name="T298" style:family="text">
      <style:text-properties officeooo:rsid="000e9ae7"/>
    </style:style>
    <style:style style:name="T299" style:family="text">
      <style:text-properties officeooo:rsid="00347eb2"/>
    </style:style>
    <style:style style:name="T300" style:family="text">
      <style:text-properties fo:color="#174ad4" style:font-name="JetBrains Mono"/>
    </style:style>
    <style:style style:name="T301" style:family="text">
      <style:text-properties fo:color="#174ad4" style:font-name="JetBrains Mono" fo:font-size="10pt" style:font-size-asian="10pt"/>
    </style:style>
    <style:style style:name="T302" style:family="text">
      <style:text-properties fo:color="#067d17" style:font-name="JetBrains Mono"/>
    </style:style>
    <style:style style:name="T303" style:family="text">
      <style:text-properties fo:color="#067d17" style:font-name="JetBrains Mono" fo:font-size="10pt" style:font-size-asian="10pt"/>
    </style:style>
    <style:style style:name="T304" style:family="text">
      <style:text-properties style:font-name="JetBrains Mono" fo:font-size="10pt" style:font-size-asian="10pt"/>
    </style:style>
    <style:style style:name="T305" style:family="text">
      <style:text-properties fo:color="#0037a6" style:font-name="JetBrains Mono" fo:font-size="10pt" style:font-size-asian="10pt"/>
    </style:style>
    <style:style style:name="T306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07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08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0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10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11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12" style:family="text">
      <style:text-properties fo:font-variant="normal" fo:text-transform="none" fo:color="#080808" style:font-name="JetBrains Mono" fo:font-size="10pt" fo:letter-spacing="normal" style:font-size-asian="10pt"/>
    </style:style>
    <style:style style:name="T313" style:family="text">
      <style:text-properties fo:font-variant="normal" fo:text-transform="none" fo:color="#080808" style:font-name="JetBrains Mono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14" style:family="text">
      <style:text-properties style:font-name="Menlo" fo:font-size="10pt" style:font-size-asian="10pt" style:font-name-complex="Menlo" style:font-size-complex="10pt"/>
    </style:style>
    <style:style style:name="T315" style:family="text">
      <style:text-properties officeooo:rsid="004185ab"/>
    </style:style>
    <style:style style:name="T316" style:family="text">
      <style:text-properties officeooo:rsid="0042dcc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8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306" text:outline-level="3"/>
      <text:h text:style-name="P306" text:outline-level="3"/>
      <text:h text:style-name="P306" text:outline-level="3"/>
      <text:h text:style-name="P306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 </text:span></text:span><text:span text:style-name="Основной_20_шрифт_20_абзаца"><text:span text:style-name="T82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95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24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85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85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85">def </text:span></text:span><text:span text:style-name="Основной_20_шрифт_20_абзаца"><text:span text:style-name="T28">index(</text:span></text:span><text:span text:style-name="Основной_20_шрифт_20_абзаца"><text:span text:style-name="T126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85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8">f"Hello, world. You're at the blog index. </text:span></text:span><text:span text:style-name="Основной_20_шрифт_20_абзаца"><text:span text:style-name="T85">{</text:span></text:span><text:span text:style-name="Основной_20_шрифт_20_абзаца"><text:span text:style-name="T28">arg</text:span></text:span><text:span text:style-name="Основной_20_шрифт_20_абзаца"><text:span text:style-name="T85">}</text:span></text:span><text:span text:style-name="Основной_20_шрифт_20_абзаца"><text:span text:style-name="T98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32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98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16">name</text:span></text:span><text:span text:style-name="Основной_20_шрифт_20_абзаца"><text:span text:style-name="T28">=</text:span></text:span><text:span text:style-name="Основной_20_шрифт_20_абзаца"><text:span text:style-name="T98">'index'</text:span></text:span><text:span text:style-name="Основной_20_шрифт_20_абзаца"><text:span text:style-name="T28">),</text:span></text:span><text:span text:style-name="Основной_20_шрифт_20_абзаца"><text:span text:style-name="T127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85">def </text:span></text:span><text:span text:style-name="Основной_20_шрифт_20_абзаца"><text:span text:style-name="T28">index(</text:span></text:span><text:span text:style-name="Основной_20_шрифт_20_абзаца"><text:span text:style-name="T126">request</text:span></text:span><text:span text:style-name="Основной_20_шрифт_20_абзаца"><text:span text:style-name="T28">, pk=</text:span></text:span><text:span text:style-name="Основной_20_шрифт_20_абзаца"><text:span text:style-name="T85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85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8">f"Hello, world. </text:span></text:span><text:span text:style-name="Основной_20_шрифт_20_абзаца"><text:span text:style-name="T99">You're at the blog index. </text:span></text:span><text:span text:style-name="Основной_20_шрифт_20_абзаца"><text:span text:style-name="T87">{</text:span></text:span><text:span text:style-name="Основной_20_шрифт_20_абзаца"><text:span text:style-name="T30">pk</text:span></text:span><text:span text:style-name="Основной_20_шрифт_20_абзаца"><text:span text:style-name="T87">}</text:span></text:span><text:span text:style-name="Основной_20_шрифт_20_абзаца"><text:span text:style-name="T99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2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15">amount__gt</text:span></text:span><text:span text:style-name="Основной_20_шрифт_20_абзаца"><text:span text:style-name="T23">=</text:span></text:span><text:span text:style-name="Основной_20_шрифт_20_абзаца"><text:span text:style-name="T135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5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link </text:span></text:span><text:span text:style-name="Основной_20_шрифт_20_абзаца"><text:span text:style-name="T136">rel</text:span></text:span><text:span text:style-name="Основной_20_шрифт_20_абзаца"><text:span text:style-name="T142">="stylesheet" </text:span></text:span><text:span text:style-name="Основной_20_шрифт_20_абзаца"><text:span text:style-name="T136">type</text:span></text:span><text:span text:style-name="Основной_20_шрифт_20_абзаца"><text:span text:style-name="T142">="text/css" </text:span></text:span><text:span text:style-name="Основной_20_шрифт_20_абзаца"><text:span text:style-name="T136">href</text:span></text:span><text:span text:style-name="Основной_20_шрифт_20_абзаца"><text:span text:style-name="T142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83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15">default</text:span></text:span><text:span text:style-name="Основной_20_шрифт_20_абзаца"><text:span text:style-name="T23">=</text:span></text:span><text:span text:style-name="Основной_20_шрифт_20_абзаца"><text:span text:style-name="T135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15">null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, </text:span></text:span><text:span text:style-name="Основной_20_шрифт_20_абзаца"><text:span text:style-name="T115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4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4">#&lt;QuerySet [&lt;Classification: business&gt;, &lt;Classification: works&gt;]&gt;</text:span></text:span></text:p>
      <text:p text:style-name="P29"><text:span text:style-name="Основной_20_шрифт_20_абзаца"><text:span text:style-name="T124"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24">#QuerySet [&lt;Classification: business&gt;, &lt;Classification: works&gt;, &lt;Classification: sports&gt;]&gt;<text:line-break/></text:span></text:span><text:span text:style-name="Основной_20_шрифт_20_абзаца"><text:span text:style-name="T115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24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Создание</text:span></text:span><text:span text:style-name="Основной_20_шрифт_20_абзаца"><text:span text:style-name="T124"> </text:span></text:span><text:span text:style-name="Основной_20_шрифт_20_абзаца"><text:span text:style-name="T125">экземпляра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15">amount</text:span></text:span><text:span text:style-name="Основной_20_шрифт_20_абзаца"><text:span text:style-name="T23">=</text:span></text:span><text:span text:style-name="Основной_20_шрифт_20_абзаца"><text:span text:style-name="T135">5</text:span></text:span><text:span text:style-name="Основной_20_шрифт_20_абзаца"><text:span text:style-name="T23">, 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trousers'</text:span></text:span><text:span text:style-name="Основной_20_шрифт_20_абзаца"><text:span text:style-name="T23">, </text:span></text:span><text:span text:style-name="Основной_20_шрифт_20_абзаца"><text:span text:style-name="T115">price</text:span></text:span><text:span text:style-name="Основной_20_шрифт_20_абзаца"><text:span text:style-name="T23">=</text:span></text:span><text:span text:style-name="Основной_20_шрифт_20_абзаца"><text:span text:style-name="T135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Создание</text:span></text:span><text:span text:style-name="Основной_20_шрифт_20_абзаца"><text:span text:style-name="T124"> </text:span></text:span><text:span text:style-name="Основной_20_шрифт_20_абзаца"><text:span text:style-name="T125">за</text:span></text:span><text:span text:style-name="Основной_20_шрифт_20_абзаца"><text:span text:style-name="T124"> </text:span></text:span><text:span text:style-name="Основной_20_шрифт_20_абзаца"><text:span text:style-name="T125">одни</text:span></text:span><text:span text:style-name="Основной_20_шрифт_20_абзаца"><text:span text:style-name="T124"> </text:span></text:span><text:span text:style-name="Основной_20_шрифт_20_абзаца"><text:span text:style-name="T125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15">amount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, 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horts'</text:span></text:span><text:span text:style-name="Основной_20_шрифт_20_абзаца"><text:span text:style-name="T23">, </text:span></text:span><text:span text:style-name="Основной_20_шрифт_20_абзаца"><text:span text:style-name="T115">price</text:span></text:span><text:span text:style-name="Основной_20_шрифт_20_абзаца"><text:span text:style-name="T23">=</text:span></text:span><text:span text:style-name="Основной_20_шрифт_20_абзаца"><text:span text:style-name="T135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Создание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text:span text:style-name="Основной_20_шрифт_20_абзаца"><text:span text:style-name="T124"> </text:span></text:span><text:span text:style-name="Основной_20_шрифт_20_абзаца"><text:span text:style-name="T125">со</text:span></text:span><text:span text:style-name="Основной_20_шрифт_20_абзаца"><text:span text:style-name="T124"> </text:span></text:span><text:span text:style-name="Основной_20_шрифт_20_абзаца"><text:span text:style-name="T125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15">amount</text:span></text:span><text:span text:style-name="Основной_20_шрифт_20_абзаца"><text:span text:style-name="T23">=</text:span></text:span><text:span text:style-name="Основной_20_шрифт_20_абзаца"><text:span text:style-name="T135">10</text:span></text:span><text:span text:style-name="Основной_20_шрифт_20_абзаца"><text:span text:style-name="T23">, 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ocks'</text:span></text:span><text:span text:style-name="Основной_20_шрифт_20_абзаца"><text:span text:style-name="T23">, </text:span></text:span><text:span text:style-name="Основной_20_шрифт_20_абзаца"><text:span text:style-name="T115">price</text:span></text:span><text:span text:style-name="Основной_20_шрифт_20_абзаца"><text:span text:style-name="T23">=</text:span></text:span><text:span text:style-name="Основной_20_шрифт_20_абзаца"><text:span text:style-name="T135">2</text:span></text:span><text:span text:style-name="Основной_20_шрифт_20_абзаца"><text:span text:style-name="T23">, </text:span></text:span><text:span text:style-name="Основной_20_шрифт_20_абзаца"><text:span text:style-name="T115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Получение</text:span></text:span><text:span text:style-name="Основной_20_шрифт_20_абзаца"><text:span text:style-name="T124"> </text:span></text:span><text:span text:style-name="Основной_20_шрифт_20_абзаца"><text:span text:style-name="T125">всех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24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Получение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text:span text:style-name="Основной_20_шрифт_20_абзаца"><text:span text:style-name="T124"> </text:span></text:span><text:span text:style-name="Основной_20_шрифт_20_абзаца"><text:span text:style-name="T125">по</text:span></text:span><text:span text:style-name="Основной_20_шрифт_20_абзаца"><text:span text:style-name="T124"> </text:span></text:span><text:span text:style-name="Основной_20_шрифт_20_абзаца"><text:span text:style-name="T125">слайсингу</text:span></text:span><text:span text:style-name="Основной_20_шрифт_20_абзаца"><text:span text:style-name="T124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35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24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Получение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text:span text:style-name="Основной_20_шрифт_20_абзаца"><text:span text:style-name="T124"> </text:span></text:span><text:span text:style-name="Основной_20_шрифт_20_абзаца"><text:span text:style-name="T125">по</text:span></text:span><text:span text:style-name="Основной_20_шрифт_20_абзаца"><text:span text:style-name="T124"> </text:span></text:span><text:span text:style-name="Основной_20_шрифт_20_абзаца"><text:span text:style-name="T125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5">id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24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15">firm_id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firm_id</text:span></text:span><text:span text:style-name="Основной_20_шрифт_20_абзаца"><text:span text:style-name="T23">=</text:span></text:span><text:span text:style-name="Основной_20_шрифт_20_абзаца"><text:span text:style-name="T135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firm_id</text:span></text:span><text:span text:style-name="Основной_20_шрифт_20_абзаца"><text:span text:style-name="T23">=</text:span></text:span><text:span text:style-name="Основной_20_шрифт_20_абзаца"><text:span text:style-name="T135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33">/</text:span></text:span><text:span text:style-name="Основной_20_шрифт_20_абзаца"><text:span text:style-name="T134">views</text:span></text:span><text:span text:style-name="Основной_20_шрифт_20_абзаца"><text:span text:style-name="T133">.</text:span></text:span><text:span text:style-name="Основной_20_шрифт_20_абзаца"><text:span text:style-name="T134">py</text:span></text:span><text:span text:style-name="Основной_20_шрифт_20_абзаца"><text:span text:style-name="T133">:</text:span></text:span></text:p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35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95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82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5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div </text:span></text:span><text:span text:style-name="Основной_20_шрифт_20_абзаца"><text:span text:style-name="T136">class</text:span></text:span><text:span text:style-name="Основной_20_шрифт_20_абзаца"><text:span text:style-name="T142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span </text:span></text:span><text:span text:style-name="Основной_20_шрифт_20_абзаца"><text:span text:style-name="T136">class</text:span></text:span><text:span text:style-name="Основной_20_шрифт_20_абзаца"><text:span text:style-name="T142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1"</text:span></text:span><text:span text:style-name="Основной_20_шрифт_20_абзаца"><text:span text:style-name="T25">&gt;</text:span></text:span><text:span text:style-name="Основной_20_шрифт_20_абзаца"><text:span text:style-name="T137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83">span </text:span></text:span><text:span text:style-name="Основной_20_шрифт_20_абзаца"><text:span text:style-name="T136">class</text:span></text:span><text:span text:style-name="Основной_20_шрифт_20_абзаца"><text:span text:style-name="T142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83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37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83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83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15">auto_now_add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16">auto_now</text:span></text:span><text:span text:style-name="Основной_20_шрифт_20_абзаца"><text:span text:style-name="T28">=</text:span></text:span><text:span text:style-name="Основной_20_шрифт_20_абзаца"><text:span text:style-name="T85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15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95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95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85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85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24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5">'title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, 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24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25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5">'title'</text:span></text:span><text:span text:style-name="Основной_20_шрифт_20_абзаца"><text:span text:style-name="T23">: </text:span></text:span><text:span text:style-name="Основной_20_шрифт_20_абзаца"><text:span text:style-name="T95">'some title'</text:span></text:span><text:span text:style-name="Основной_20_шрифт_20_абзаца"><text:span text:style-name="T23">, 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95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24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24">#{'title': 'some title', 'slug': 'some-title'}</text:span></text:span></text:p>
      <text:p text:style-name="P40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15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5">'title'</text:span></text:span><text:span text:style-name="Основной_20_шрифт_20_абзаца"><text:span text:style-name="T23">], </text:span></text:span><text:span text:style-name="Основной_20_шрифт_20_абзаца"><text:span text:style-name="T115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5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24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24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1209884837" text:style-name="L1">
        <text:list-item>
          <text:p text:style-name="P310">&lt;console&gt;:1: UnorderedObjectListWarning: Pagination may yield inconsistent results with an unordered object_list: &lt;class 'blog.models.Post'&gt; QuerySet.</text:p>
        </text:list-item>
      </text:list>
      <text:p text:style-name="P117"/>
      <text:p text:style-name="P118">Решение:</text:p>
      <text:p text:style-name="P118">Добавить в модели порядок сортировки</text:p>
      <text:p text:style-name="P118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150</text:span></text:span><text:span text:style-name="Основной_20_шрифт_20_абзаца"><text:span text:style-name="T23">, </text:span></text:span><text:span text:style-name="Основной_20_шрифт_20_абзаца"><text:span text:style-name="T115">db_index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15">auto_now_add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23">reverse(</text:span></text:span><text:span text:style-name="Основной_20_шрифт_20_абзаца"><text:span text:style-name="T95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15">kwargs</text:span></text:span><text:span text:style-name="Основной_20_шрифт_20_абзаца"><text:span text:style-name="T23">={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149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95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18"/>
      <text:p text:style-name="P118"/>
      <text:p text:style-name="P119">Отображение символов новой строки при выводе текста из базы данных</text:p>
      <text:p text:style-name="P118"/>
      <text:p text:style-name="P120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57">вы можете обернуть ваш текст </text:span></text:span><text:span text:style-name="Основной_20_шрифт_20_абзаца"><text:span text:style-name="T158">&lt;pre&gt;</text:span></text:span><text:span text:style-name="Основной_20_шрифт_20_абзаца"><text:span text:style-name="T157"> тег, чтобы HTML понял, что он предварительно отформатирован:</text:span></text:span></text:p>
      <text:p text:style-name="P121">&lt;pre&gt;{{value}}&lt;/pre&gt;</text:p>
      <text:p text:style-name="Обычный"><text:span text:style-name="Основной_20_шрифт_20_абзаца"><text:span text:style-name="T157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58">linebreaks</text:span></text:span><text:span text:style-name="Основной_20_шрифт_20_абзаца"><text:span text:style-name="T157"> превращает одиночные новые строки в </text:span></text:span><text:span text:style-name="Основной_20_шрифт_20_абзаца"><text:span text:style-name="T158">&lt;br&gt;</text:span></text:span><text:span text:style-name="Основной_20_шрифт_20_абзаца"><text:span text:style-name="T157"> теги и двойные переводы строк в </text:span></text:span><text:span text:style-name="Основной_20_шрифт_20_абзаца"><text:span text:style-name="T158">&lt;p&gt;</text:span></text:span><text:span text:style-name="Основной_20_шрифт_20_абзаца"><text:span text:style-name="T157"> теги. </text:span></text:span><text:span text:style-name="Основной_20_шрифт_20_абзаца"><text:span text:style-name="T158">linebreaksbr</text:span></text:span><text:span text:style-name="Основной_20_шрифт_20_абзаца"><text:span text:style-name="T157"> просто превращает новые строки в </text:span></text:span><text:span text:style-name="Основной_20_шрифт_20_абзаца"><text:span text:style-name="T158">&lt;br&gt;</text:span></text:span><text:span text:style-name="Основной_20_шрифт_20_абзаца"><text:span text:style-name="T157"> теги:</text:span></text:span></text:p>
      <text:p text:style-name="P121">{{value|linebreaks}}</text:p>
      <text:p text:style-name="P121">{{value|linebreaksbr}}</text:p>
      <text:p text:style-name="P120">вы можете поэкспериментировать с ними, чтобы увидеть, что вам больше нравится.</text:p>
      <text:p text:style-name="P120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295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59">safe</text:span></text:span></text:a>:</text:p>
      <text:p text:style-name="Обычный"/>
      <text:p text:style-name="P33">This will not be escaped: {{ data|safe }}</text:p>
      <text:p text:style-name="P81"/>
      <text:h text:style-name="P295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9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9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59">on</text:span></text:span><text:span text:style-name="apple-converted-space"> </text:span>или<text:span text:style-name="apple-converted-space"> </text:span><text:span text:style-name="pre"><text:span text:style-name="T159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view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95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95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82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2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.form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15">extra</text:span></text:span><text:span text:style-name="Основной_20_шрифт_20_абзаца"><text:span text:style-name="T23">=</text:span></text:span><text:span text:style-name="Основной_20_шрифт_20_абзаца"><text:span text:style-name="T135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95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82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82">for </text:span></text:span><text:span text:style-name="Основной_20_шрифт_20_абзаца"><text:span text:style-name="T23">form </text:span></text:span><text:span text:style-name="Основной_20_шрифт_20_абзаца"><text:span text:style-name="T82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95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95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15">post</text:span></text:span><text:span text:style-name="Основной_20_шрифт_20_абзаца"><text:span text:style-name="T23">=post, </text:span></text:span><text:span text:style-name="Основной_20_шрифт_20_абзаца"><text:span text:style-name="T115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82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15">extra</text:span></text:span><text:span text:style-name="Основной_20_шрифт_20_абзаца"><text:span text:style-name="T23">=</text:span></text:span><text:span text:style-name="Основной_20_шрифт_20_абзаца"><text:span text:style-name="T135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95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82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95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15">default</text:span></text:span><text:span text:style-name="Основной_20_шрифт_20_абзаца"><text:span text:style-name="T23">=</text:span></text:span><text:span text:style-name="Основной_20_шрифт_20_абзаца"><text:span text:style-name="T82">None</text:span></text:span><text:span text:style-name="Основной_20_шрифт_20_абзаца"><text:span text:style-name="T23">, </text:span></text:span><text:span text:style-name="Основной_20_шрифт_20_абзаца"><text:span text:style-name="T115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15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15">verbose_name</text:span></text:span><text:span text:style-name="Основной_20_шрифт_20_абзаца"><text:span text:style-name="T23">=</text:span></text:span><text:span text:style-name="Основной_20_шрифт_20_абзаца"><text:span text:style-name="T95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95">'post'</text:span></text:span><text:span text:style-name="Основной_20_шрифт_20_абзаца"><text:span text:style-name="T23">, </text:span></text:span><text:span text:style-name="Основной_20_шрифт_20_абзаца"><text:span text:style-name="T95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83">form </text:span></text:span><text:span text:style-name="Основной_20_шрифт_20_абзаца"><text:span text:style-name="T136">id</text:span></text:span><text:span text:style-name="Основной_20_шрифт_20_абзаца"><text:span text:style-name="T142">="post_form" </text:span></text:span><text:span text:style-name="Основной_20_шрифт_20_абзаца"><text:span text:style-name="T136">method</text:span></text:span><text:span text:style-name="Основной_20_шрифт_20_абзаца"><text:span text:style-name="T142">="post" </text:span></text:span><text:span text:style-name="Основной_20_шрифт_20_абзаца"><text:span text:style-name="T136">action</text:span></text:span><text:span text:style-name="Основной_20_шрифт_20_абзаца"><text:span text:style-name="T142">="" </text:span></text:span><text:span text:style-name="Основной_20_шрифт_20_абзаца"><text:span text:style-name="T136">enctype</text:span></text:span><text:span text:style-name="Основной_20_шрифт_20_абзаца"><text:span text:style-name="T142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6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6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6">input </text:span></text:span><text:span text:style-name="Основной_20_шрифт_20_абзаца"><text:span text:style-name="T139">type</text:span></text:span><text:span text:style-name="Основной_20_шрифт_20_абзаца"><text:span text:style-name="T144">="submit" </text:span></text:span><text:span text:style-name="Основной_20_шрифт_20_абзаца"><text:span text:style-name="T139">name</text:span></text:span><text:span text:style-name="Основной_20_шрифт_20_абзаца"><text:span text:style-name="T144">="submit" </text:span></text:span><text:span text:style-name="Основной_20_шрифт_20_абзаца"><text:span text:style-name="T139">value</text:span></text:span><text:span text:style-name="Основной_20_шрифт_20_абзаца"><text:span text:style-name="T144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6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62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98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24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95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95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95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5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2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2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2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5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7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95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82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24"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15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2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15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95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95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82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66">singlelogic.pythonanywhere.com.error.log</text:span></text:span></text:a></text:p>
      <text:p text:style-name="P68"><text:span text:style-name="Основной_20_шрифт_20_абзаца"><text:span text:style-name="T52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6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315">ckeditor</text:span></text:p>
      <text:p text:style-name="P95"/>
      <text:p text:style-name="P116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57">INSTALLED_APPS = [</text:span></text:span><text:line-break/><text:span text:style-name="T255"> <text:s text:c="3"/>….</text:span><text:line-break/><text:span text:style-name="T255"> <text:s text:c="3"/></text:span><text:span text:style-name="T112">'ckeditor'</text:span><text:span text:style-name="T255">,</text:span><text:line-break/><text:span text:style-name="T255"> <text:s text:c="3"/></text:span><text:span text:style-name="T112">'ckeditor_uploader'</text:span><text:span text:style-name="T255">,</text:span><text:line-break/><text:span text:style-name="T255">]</text:span></text:p>
      <text:p text:style-name="P24"/>
      <text:p text:style-name="P116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22">from </text:span></text:span><text:span text:style-name="T255">django.urls </text:span><text:span text:style-name="T219">import </text:span><text:span text:style-name="T255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24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58">path(</text:span></text:span><text:span text:style-name="T112">'ckeditor/'</text:span><text:span text:style-name="T255">, include(</text:span><text:span text:style-name="T112">'ckeditor_uploader.urls'</text:span><text:span text:style-name="T255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6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95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5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81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80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84">###### <text:s/>CKEDITOR CONFIGURATION ######</text:span></text:span><text:line-break/><text:span text:style-name="T255">CKEDITOR_JQUERY_URL = </text:span><text:soft-page-break/><text:span text:style-name="T112">'https://ajax.googleapis.com/ajax/libs/jquery/2.2.4/jquery.min.js'</text:span><text:line-break/><text:line-break/><text:span text:style-name="T255">CKEDITOR_UPLOAD_PATH = </text:span><text:span text:style-name="T112">'uploads/'</text:span><text:line-break/><text:span text:style-name="T255">CKEDITOR_IMAGE_BACKEND = </text:span><text:span text:style-name="T112">"pillow"</text:span><text:line-break/><text:line-break/><text:span text:style-name="T255">CKEDITOR_CONFIGS = {</text:span><text:line-break/><text:span text:style-name="T255"> <text:s text:c="3"/></text:span><text:span text:style-name="T112">'default'</text:span><text:span text:style-name="T255">: {</text:span><text:line-break/><text:span text:style-name="T255"> <text:s text:c="7"/></text:span><text:span text:style-name="T112">'toolbar'</text:span><text:span text:style-name="T255">: </text:span><text:span text:style-name="T219">None</text:span><text:span text:style-name="T255">,</text:span><text:line-break/><text:span text:style-name="T255"> <text:s text:c="3"/>},</text:span><text:line-break/><text:span text:style-name="T255">}</text:span><text:line-break/><text:span text:style-name="T282">#### END CKEDITOR CONFIGURATION ####</text:span></text:p>
      <text:p text:style-name="P21"/>
      <text:p text:style-name="P116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82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2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2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2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5">document_root</text:span></text:span><text:span text:style-name="Основной_20_шрифт_20_абзаца"><text:span text:style-name="T23">=settings.MEDIA_ROOT)</text:span></text:span></text:p>
      <text:p text:style-name="P86"/>
      <text:p text:style-name="P116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21">from </text:span></text:span><text:span text:style-name="T255">ckeditor_uploader.fields </text:span><text:span text:style-name="T219">import </text:span><text:span text:style-name="T255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19">class </text:span><text:span text:style-name="T79">Post</text:span><text:span text:style-name="T255">(models.Model):</text:span><text:line-break/><text:span text:style-name="T255"> <text:s text:c="3"/>...</text:span><text:line-break/><text:span text:style-name="T255"> <text:s text:c="3"/>body = RichTextUploadingField(</text:span><text:span text:style-name="T121">verbose_name</text:span><text:span text:style-name="T255">=</text:span><text:span text:style-name="T112">'Пост'</text:span><text:span text:style-name="T255">)</text:span><text:line-break/><text:span text:style-name="T255"> <text:s text:c="3"/>...</text:span></text:p>
      <text:p text:style-name="P22"/>
      <text:p text:style-name="P20">9. В forms.py</text:p>
      <text:p text:style-name="P19"><text:span text:style-name="T255">{% block content %}</text:span><text:line-break/><text:span text:style-name="T255"> <text:s text:c="3"/>...</text:span><text:line-break/><text:span text:style-name="T255"> <text:s text:c="3"/>{{ form.media }}</text:span><text:line-break/><text:span text:style-name="T255"> <text:s text:c="3"/>….</text:span><text:line-break/><text:span text:style-name="T255">{% endblock %}</text:span></text:p>
      <text:p text:style-name="P23"/>
      <text:p text:style-name="P90"><text:span text:style-name="T316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314">python manage.py migrate</text:span></text:span></text:p>
      <text:p text:style-name="P81"/>
      <text:p text:style-name="P81"/>
      <text:p text:style-name="P96">Ссылки:</text:p>
      <text:list xml:id="list1649484126" text:style-name="L2">
        <text:list-item>
          <text:p text:style-name="P312"><text:a xlink:type="simple" xlink:href="https://pypi.org/project/django-ckeditor/" text:style-name="Internet_20_link" text:visited-style-name="Visited_20_Internet_20_Link"><text:span text:style-name="T73">https://pypi.org/project/django-ckeditor/</text:span></text:a></text:p>
        </text:list-item>
        <text:list-item>
          <text:p text:style-name="P312"><text:a xlink:type="simple" xlink:href="https://overiq.com/django-1-10/integrating-ckeditor-in-django/" text:style-name="Internet_20_link" text:visited-style-name="Visited_20_Internet_20_Link"><text:span text:style-name="T73">https://overiq.com/django-1-10/integrating-ckeditor-in-django/</text:span></text:a></text:p>
          <text:p text:style-name="P311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otenv </text:span></text:span><text:span text:style-name="Основной_20_шрифт_20_абзаца"><text:span text:style-name="T82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7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7">'ENGINE'</text:span></text:span><text:span text:style-name="Основной_20_шрифт_20_абзаца"><text:span text:style-name="T27">: </text:span></text:span><text:span text:style-name="Основной_20_шрифт_20_абзаца"><text:span text:style-name="T97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NAME'</text:span></text:span><text:span text:style-name="Основной_20_шрифт_20_абзаца"><text:span text:style-name="T27">: </text:span></text:span><text:span text:style-name="Основной_20_шрифт_20_абзаца"><text:span text:style-name="T97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USER'</text:span></text:span><text:span text:style-name="Основной_20_шрифт_20_абзаца"><text:span text:style-name="T27">: </text:span></text:span><text:span text:style-name="Основной_20_шрифт_20_абзаца"><text:span text:style-name="T97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7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7">'HOST'</text:span></text:span><text:span text:style-name="Основной_20_шрифт_20_абзаца"><text:span text:style-name="T27">: </text:span></text:span><text:span text:style-name="Основной_20_шрифт_20_абзаца"><text:span text:style-name="T97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PORT'</text:span></text:span><text:span text:style-name="Основной_20_шрифт_20_абзаца"><text:span text:style-name="T27">: </text:span></text:span><text:span text:style-name="Основной_20_шрифт_20_абзаца"><text:span text:style-name="T97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2"><text:soft-page-break/></text:p>
      <text:p text:style-name="P123">Вы можете вернуться, перейдя к предыдущей миграции.</text:p>
      <text:p text:style-name="P123">Например, если ваши последние две миграции:</text:p>
      <text:list xml:id="list503332898" text:style-name="L3">
        <text:list-item>
          <text:p text:style-name="P307"><text:span text:style-name="Основной_20_шрифт_20_абзаца"><text:span text:style-name="T167">0010_previous_migration</text:span></text:span></text:p>
        </text:list-item>
        <text:list-item>
          <text:p text:style-name="P307"><text:span text:style-name="Основной_20_шрифт_20_абзаца"><text:span text:style-name="T167">0011_migration_to_revert</text:span></text:span></text:p>
        </text:list-item>
      </text:list>
      <text:p text:style-name="P123">Тогда вы бы сделали:</text:p>
      <text:p text:style-name="P49">./manage.py migrate my_app 0010_previous_migration</text:p>
      <text:p text:style-name="P122"><text:span text:style-name="Основной_20_шрифт_20_абзаца"><text:span text:style-name="T169">Затем вы можете удалить миграцию </text:span></text:span><text:span text:style-name="Основной_20_шрифт_20_абзаца"><text:span text:style-name="T168">0011_migration_to_revert</text:span></text:span><text:span text:style-name="Основной_20_шрифт_20_абзаца"><text:span text:style-name="T169">.</text:span></text:span></text:p>
      <text:p text:style-name="P123">Если вы используете Django 1.8+, вы можете показать имена всех миграций с помощью</text:p>
      <text:p text:style-name="P51">./manage.py showmigrations my_app</text:p>
      <text:p text:style-name="P123">Чтобы отменить все миграции для приложения, вы можете запустить:</text:p>
      <text:p text:style-name="P50">./manage.py migrate my_app zero</text:p>
      <text:p text:style-name="P104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2"/>
      <text:p text:style-name="P102"/>
      <text:p text:style-name="P99">Формы</text:p>
      <text:p text:style-name="P99"/>
      <text:h text:style-name="P288" text:outline-level="3">help_text</text:h>
      <text:p text:style-name="P124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70">from</text:span></text:span><text:span text:style-name="Основной_20_шрифт_20_абзаца"><text:span text:style-name="T173"> </text:span></text:span><text:span text:style-name="Код_20_HTML"><text:span text:style-name="T170">django import</text:span></text:span><text:span text:style-name="Основной_20_шрифт_20_абзаца"><text:span text:style-name="T173"> </text:span></text:span><text:span text:style-name="Код_20_HTML"><text:span text:style-name="T170">forms</text:span></text:span></text:p>
            <text:p text:style-name="P58"> </text:p>
            <text:p text:style-name="P61"><text:span text:style-name="Код_20_HTML"><text:span text:style-name="T170">class</text:span></text:span><text:span text:style-name="Основной_20_шрифт_20_абзаца"><text:span text:style-name="T173"> </text:span></text:span><text:span text:style-name="Код_20_HTML"><text:span text:style-name="T170">UserForm(forms.Form):</text:span></text:span></text:p>
            <text:p text:style-name="P61"><text:span text:style-name="Код_20_HTML"><text:span text:style-name="T170">    name =</text:span></text:span><text:span text:style-name="Основной_20_шрифт_20_абзаца"><text:span text:style-name="T173"> </text:span></text:span><text:span text:style-name="Код_20_HTML"><text:span text:style-name="T170">forms.CharField(help_text="</text:span></text:span><text:span text:style-name="Код_20_HTML"><text:span text:style-name="T172">Введите</text:span></text:span><text:span text:style-name="Код_20_HTML"><text:span text:style-name="T170"> </text:span></text:span><text:span text:style-name="Код_20_HTML"><text:span text:style-name="T172">свое</text:span></text:span><text:span text:style-name="Код_20_HTML"><text:span text:style-name="T170"> </text:span></text:span><text:span text:style-name="Код_20_HTML"><text:span text:style-name="T172">имя</text:span></text:span><text:span text:style-name="Код_20_HTML"><text:span text:style-name="T170">")</text:span></text:span></text:p>
            <text:p text:style-name="P61"><text:span text:style-name="Код_20_HTML"><text:span text:style-name="T170">    age =</text:span></text:span><text:span text:style-name="Основной_20_шрифт_20_абзаца"><text:span text:style-name="T173"> </text:span></text:span><text:span text:style-name="Код_20_HTML"><text:span text:style-name="T170">forms.IntegerField(help_text="</text:span></text:span><text:span text:style-name="Код_20_HTML"><text:span text:style-name="T172">Введите</text:span></text:span><text:span text:style-name="Код_20_HTML"><text:span text:style-name="T170"> </text:span></text:span><text:span text:style-name="Код_20_HTML"><text:span text:style-name="T172">свой</text:span></text:span><text:span text:style-name="Код_20_HTML"><text:span text:style-name="T170"> </text:span></text:span><text:span text:style-name="Код_20_HTML"><text:span text:style-name="T172">возраст</text:span></text:span><text:span text:style-name="Код_20_HTML"><text:span text:style-name="T170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74">Статические</text:span></text:span><text:span text:style-name="Основной_20_шрифт_20_абзаца"><text:span text:style-name="T175"> </text:span></text:span><text:span text:style-name="Основной_20_шрифт_20_абзаца"><text:span text:style-name="T174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35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43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43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43">'whitenoise.storage.CompressedManifestStaticFilesStorage'</text:span></text:span></text:p>
      <text:p text:style-name="P100"/>
      <text:p text:style-name="P100"/>
      <text:h text:style-name="P292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1025445009" text:style-name="L4">
        <text:list-item>
          <text:p text:style-name="P305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0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60">/static/</text:span></text:span><text:span text:style-name="Основной_20_шрифт_20_абзаца"><text:span text:style-name="T11">).</text:span></text:span></text:p>
        </text:list-item>
        <text:list-item>
          <text:p text:style-name="P305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0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0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5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78">"/home/jacob/projects/mysite.com/sitestatic"</text:span></text:span></text:p>
      <text:p text:style-name="P125"><text:span text:style-name="Основной_20_шрифт_20_абзаца"><text:span text:style-name="T28">STATIC_ROOT = os.path.join(BASE_DIR, </text:span></text:span><text:span text:style-name="Основной_20_шрифт_20_абзаца"><text:span text:style-name="T145">'staticfiles')</text:span></text:span></text:p>
      <text:list xml:id="list81426331785139" text:continue-numbering="true" text:style-name="L4">
        <text:list-item>
          <text:p text:style-name="P305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0">collectstatic</text:span></text:span></text:a><text:span text:style-name="Основной_20_шрифт_20_абзаца"><text:span text:style-name="T11">:</text:span></text:span></text:p>
        </text:list-item>
      </text:list>
      <text:p text:style-name="P126"><text:span text:style-name="Основной_20_шрифт_20_абзаца"><text:span text:style-name="T63">./manage.py collectstatic</text:span></text:span></text:p>
      <text:p text:style-name="P127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0">STATIC_ROOT</text:span></text:span></text:a><text:span text:style-name="Основной_20_шрифт_20_абзаца"><text:span text:style-name="T11">.</text:span></text:span></text:p>
      <text:list xml:id="list81425378467004" text:continue-numbering="true" text:style-name="L4">
        <text:list-item>
          <text:p text:style-name="P305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0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0">STATIC_URL</text:span></text:span></text:a><text:span text:style-name="Основной_20_шрифт_20_абзаца"><text:span text:style-name="T11">.</text:span></text:span></text:p>
        </text:list-item>
      </text:list>
      <text:p text:style-name="P127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79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28"/>
      <text:p text:style-name="P41"/>
      <text:p text:style-name="P29"><text:span text:style-name="Основной_20_шрифт_20_абзаца"><text:span text:style-name="T12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95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95">'/static/'</text:span></text:span></text:p>
      <text:p text:style-name="P129"/>
      <text:p text:style-name="P129"/>
      <text:p text:style-name="P130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95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95">'ENGINE'</text:span></text:span><text:span text:style-name="Основной_20_шрифт_20_абзаца"><text:span text:style-name="T23">: </text:span></text:span><text:span text:style-name="Основной_20_шрифт_20_абзаца"><text:span text:style-name="T95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NAME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USER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PASSWORD'</text:span></text:span><text:span text:style-name="Основной_20_шрифт_20_абзаца"><text:span text:style-name="T23">: </text:span></text:span><text:span text:style-name="Основной_20_шрифт_20_абзаца"><text:span text:style-name="T95">'</text:span></text:span><text:span text:style-name="Основной_20_шрифт_20_абзаца"><text:span text:style-name="T96">1234</text:span></text:span><text:span text:style-name="Основной_20_шрифт_20_абзаца"><text:span text:style-name="T95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HOST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95">'PORT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1">При возникновении ошибки подключения базы данных:</text:p>
      <text:p text:style-name="P106"><text:span text:style-name="Основной_20_шрифт_20_абзаца"><text:span text:style-name="T180">File</text:span></text:span><text:span text:style-name="Основной_20_шрифт_20_абзаца"><text:span text:style-name="T182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83">django.core.exceptions.</text:span></text:span><text:span text:style-name="Основной_20_шрифт_20_абзаца"><text:span text:style-name="T181">ImproperlyConfigured</text:span></text:span><text:span text:style-name="Основной_20_шрифт_20_абзаца"><text:span text:style-name="T183">: </text:span></text:span><text:span text:style-name="Основной_20_шрифт_20_абзаца"><text:span text:style-name="T181">Error</text:span></text:span><text:span text:style-name="Основной_20_шрифт_20_абзаца"><text:span text:style-name="T183"> loading </text:span></text:span><text:span text:style-name="Основной_20_шрифт_20_абзаца"><text:span text:style-name="T181">MySQLdb</text:span></text:span><text:span text:style-name="Основной_20_шрифт_20_абзаца"><text:span text:style-name="T183"> module: </text:span></text:span><text:span text:style-name="Основной_20_шрифт_20_абзаца"><text:span text:style-name="T181">No</text:span></text:span><text:span text:style-name="Основной_20_шрифт_20_абзаца"><text:span text:style-name="T183"> module named 'MySQLdb'.</text:span></text:span></text:p>
      <text:p text:style-name="P28"><text:span text:style-name="Основной_20_шрифт_20_абзаца"><text:span text:style-name="T181">Did</text:span></text:span><text:span text:style-name="Основной_20_шрифт_20_абзаца"><text:span text:style-name="T183"> you install mysqlclient or </text:span></text:span><text:span text:style-name="Основной_20_шрифт_20_абзаца"><text:span text:style-name="T181">MySQL</text:span></text:span><text:span text:style-name="Основной_20_шрифт_20_абзаца"><text:span text:style-name="T183">-python?</text:span></text:span></text:p>
      <text:p text:style-name="P132">pip install pymysql</text:p>
      <text:p text:style-name="P132">Then, edit the __init__.py file in your project origin dir(the same as settings.py) <text:s/>add:</text:p>
      <text:p text:style-name="P29"><text:span text:style-name="Основной_20_шрифт_20_абзаца"><text:span text:style-name="T82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291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291" text:outline-level="3">truncatechars_html</text:h>
      <text:p text:style-name="Обычный"><text:span text:style-name="Заголовок1"><text:span text:style-name="T184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59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291" text:outline-level="3">truncatewords</text:h>
      <text:p text:style-name="Обычный">Обрезает строку после указанного количества слов.</text:p>
      <text:p text:style-name="P59"/>
      <text:h text:style-name="P291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9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9">truncatewords</text:span></text:span></text:a>, используйте его только с HTML-текстом.</text:p>
      <text:p text:style-name="P59"><text:soft-page-break/></text:p>
      <text:p text:style-name="P59"/>
      <text:p text:style-name="P105">Валидация</text:p>
      <text:p text:style-name="P103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15">required</text:span></text:span><text:span text:style-name="Основной_20_шрифт_20_абзаца"><text:span text:style-name="T23">=</text:span></text:span><text:span text:style-name="Основной_20_шрифт_20_абзаца"><text:span text:style-name="T82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15">required</text:span></text:span><text:span text:style-name="Основной_20_шрифт_20_абзаца"><text:span text:style-name="T23">=</text:span></text:span><text:span text:style-name="Основной_20_шрифт_20_абзаца"><text:span text:style-name="T82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63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86" text:outline-level="1"><text:span text:style-name="Основной_20_шрифт_20_абзаца"><text:span text:style-name="T64">QuerySet API</text:span></text:span></text:h>
      <text:p text:style-name="P46"/>
      <text:h text:style-name="P289" text:outline-level="3">Операторы фильтрации</text:h>
      <text:h text:style-name="P289" text:outline-level="3"><text:span text:style-name="Основной_20_шрифт_20_абзаца"><text:span text:style-name="T185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85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85">: </text:span></text:span><text:span text:style-name="Teletype">filter()</text:span><text:span text:style-name="Основной_20_шрифт_20_абзаца"><text:span text:style-name="T185">, </text:span></text:span><text:span text:style-name="Teletype">exclude()</text:span><text:span text:style-name="Основной_20_шрифт_20_абзаца"><text:span text:style-name="T185"> и </text:span></text:span><text:span text:style-name="Teletype">get()</text:span><text:span text:style-name="Основной_20_шрифт_20_абзаца"><text:span text:style-name="T185">.</text:span></text:span></text:h>
      <text:h text:style-name="P294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62">:</text:span></text:span></text:p>
      <text:p text:style-name="P135">Entry.objects.filter(id__in=[1, 3, 4])</text:p>
      <text:p text:style-name="Text_20_body">Аналог<text:span text:style-name="Основной_20_шрифт_20_абзаца"><text:span text:style-name="T162"> SQL:</text:span></text:span></text:p>
      <text:p text:style-name="P135">SELECT ... WHERE id IN (1, 3, 4);</text:p>
      <text:h text:style-name="P294" text:outline-level="4">gt</text:h>
      <text:p text:style-name="Text_20_body">Больше чем.</text:p>
      <text:p text:style-name="Text_20_body">Например:</text:p>
      <text:p text:style-name="P134">Entry.objects.filter(id__gt=4)</text:p>
      <text:p text:style-name="Text_20_body"><text:soft-page-break/>Аналог<text:span text:style-name="Основной_20_шрифт_20_абзаца"><text:span text:style-name="T162"> SQL:</text:span></text:span></text:p>
      <text:p text:style-name="P135">SELECT ... WHERE id &gt; 4;</text:p>
      <text:h text:style-name="P296" text:outline-level="4">gte</text:h>
      <text:p text:style-name="Text_20_body">Больше чем или равно.</text:p>
      <text:h text:style-name="P296" text:outline-level="4">lt</text:h>
      <text:p text:style-name="Text_20_body">Меньше чем.</text:p>
      <text:h text:style-name="P296" text:outline-level="4">lte</text:h>
      <text:p text:style-name="Text_20_body">Меньше чем или равно.</text:p>
      <text:p text:style-name="P134"/>
      <text:h text:style-name="P289" text:outline-level="3"><text:span text:style-name="Основной_20_шрифт_20_абзаца"><text:span text:style-name="T185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85">https://www.djbook.ru/rel1.8/ref/models/querysets.html</text:span></text:span></text:a></text:h>
      <text:h text:style-name="P290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86">Django использует юнит-тестовый модуль -</text:span></text:span><text:span text:style-name="apple-converted-space"><text:span text:style-name="T186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94">встроенный "обнаружитель" тестов</text:span></text:span></text:a><text:span text:style-name="Основной_20_шрифт_20_абзаца"><text:span text:style-name="T186">, который находит тесты в текущей рабочей директории, в любом файле с шаблонным именем</text:span></text:span><text:span text:style-name="Строгий"><text:span text:style-name="T187">test*.py</text:span></text:span><text:span text:style-name="Основной_20_шрифт_20_абзаца"><text:span text:style-name="T186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36">catalog/</text:p>
      <text:p text:style-name="P136"><text:s text:c="2"/>/tests/</text:p>
      <text:p text:style-name="P136"><text:s text:c="4"/>__init__.py</text:p>
      <text:p text:style-name="P136"><text:s text:c="4"/>test_models.py</text:p>
      <text:p text:style-name="P136"><text:s text:c="4"/>test_forms.py</text:p>
      <text:p text:style-name="P137"><text:span text:style-name="Основной_20_шрифт_20_абзаца"><text:span text:style-name="T189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2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95">@classmethod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49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82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82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9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82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9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0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38">1 </text:span></text:span><text:span text:style-name="Основной_20_шрифт_20_абзаца"><text:span text:style-name="T27">+ </text:span></text:span><text:span text:style-name="Основной_20_шрифт_20_абзаца"><text:span text:style-name="T138">1</text:span></text:span><text:span text:style-name="Основной_20_шрифт_20_абзаца"><text:span text:style-name="T27">, </text:span></text:span><text:span text:style-name="Основной_20_шрифт_20_абзаца"><text:span text:style-name="T138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1118140094" text:style-name="L5">
        <text:list-item>
          <text:p text:style-name="P308"><text:span text:style-name="Основной_20_шрифт_20_абзаца"><text:span text:style-name="T191">setUpTestData() </text:span></text:span><text:span text:style-name="Основной_20_шрифт_20_абзаца"><text:span text:style-name="T187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08"><text:span text:style-name="Основной_20_шрифт_20_абзаца"><text:span text:style-name="T191">SetUp() </text:span></text:span><text:span text:style-name="Основной_20_шрифт_20_абзаца"><text:span text:style-name="T187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92">Примечание</text:span></text:span><text:span text:style-name="Основной_20_шрифт_20_абзаца"><text:span text:style-name="T193">. Классы тестирования также содержат метод </text:span></text:span><text:span text:style-name="Основной_20_шрифт_20_абзаца"><text:span text:style-name="T191">tearDown()</text:span></text:span><text:span text:style-name="Основной_20_шрифт_20_абзаца"><text:span text:style-name="T193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91">TestCase</text:span></text:span><text:span text:style-name="Основной_20_шрифт_20_абзаца"><text:span text:style-name="T193"> автоматически разрывает соединения с ними.</text:span></text:span></text:p>
      <text:p text:style-name="P5"/>
      <text:p text:style-name="P5"/>
      <text:p text:style-name="P138">Простейшим способом запуска всех тестов является применение следующей команды:</text:p>
      <text:p text:style-name="P137"><text:span text:style-name="Основной_20_шрифт_20_абзаца"><text:span text:style-name="T190">python3 manage.py </text:span></text:span><text:span text:style-name="Основной_20_шрифт_20_абзаца"><text:span text:style-name="T197">test</text:span></text:span></text:p>
      <text:p text:style-name="P5"/>
      <text:p text:style-name="P101"/>
      <text:p text:style-name="Обычный"><text:span text:style-name="Основной_20_шрифт_20_абзаца"><text:span text:style-name="T187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88">verbosity</text:span></text:span><text:span text:style-name="Основной_20_шрифт_20_абзаца"><text:span text:style-name="T187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37"><text:span text:style-name="Основной_20_шрифт_20_абзаца"><text:span text:style-name="T189">python3 manage.py </text:span></text:span><text:span text:style-name="Основной_20_шрифт_20_абзаца"><text:span text:style-name="T198">test</text:span></text:span><text:span text:style-name="Основной_20_шрифт_20_абзаца"><text:span text:style-name="T189"> --verbosity </text:span></text:span><text:span text:style-name="Основной_20_шрифт_20_абзаца"><text:span text:style-name="T199">2</text:span></text:span></text:p>
      <text:p text:style-name="P100"/>
      <text:p text:style-name="P100"/>
      <text:p text:style-name="Обычный"><text:span text:style-name="Основной_20_шрифт_20_абзаца"><text:span text:style-name="T187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91">TestCase</text:span></text:span><text:span text:style-name="Основной_20_шрифт_20_абзаца"><text:span text:style-name="T187">, или методу:</text:span></text:span></text:p>
      <text:p text:style-name="P137"><text:soft-page-break/><text:span text:style-name="Основной_20_шрифт_20_абзаца"><text:span text:style-name="T189">python3 manage.py </text:span></text:span><text:span text:style-name="Основной_20_шрифт_20_абзаца"><text:span text:style-name="T198">test</text:span></text:span><text:span text:style-name="Основной_20_шрифт_20_абзаца"><text:span text:style-name="T189"> catalog.tests <text:s text:c="2"/></text:span></text:span><text:span text:style-name="Основной_20_шрифт_20_абзаца"><text:span text:style-name="T200"># Run the specified module</text:span></text:span></text:p>
      <text:p text:style-name="P137"><text:span text:style-name="Основной_20_шрифт_20_абзаца"><text:span text:style-name="T189">python3 manage.py </text:span></text:span><text:span text:style-name="Основной_20_шрифт_20_абзаца"><text:span text:style-name="T198">test</text:span></text:span><text:span text:style-name="Основной_20_шрифт_20_абзаца"><text:span text:style-name="T189"> catalog.tests.test_models <text:s/></text:span></text:span><text:span text:style-name="Основной_20_шрифт_20_абзаца"><text:span text:style-name="T200"># Run the specified module</text:span></text:span></text:p>
      <text:p text:style-name="P137"><text:span text:style-name="Основной_20_шрифт_20_абзаца"><text:span text:style-name="T189">python3 manage.py </text:span></text:span><text:span text:style-name="Основной_20_шрифт_20_абзаца"><text:span text:style-name="T198">test</text:span></text:span><text:span text:style-name="Основной_20_шрифт_20_абзаца"><text:span text:style-name="T189"> catalog.tests.test_models.YourTestClass </text:span></text:span><text:span text:style-name="Основной_20_шрифт_20_абзаца"><text:span text:style-name="T200"># Run the specified class</text:span></text:span></text:p>
      <text:p text:style-name="P137"><text:span text:style-name="Основной_20_шрифт_20_абзаца"><text:span text:style-name="T189">python3 manage.py </text:span></text:span><text:span text:style-name="Основной_20_шрифт_20_абзаца"><text:span text:style-name="T198">test</text:span></text:span><text:span text:style-name="Основной_20_шрифт_20_абзаца"><text:span text:style-name="T189"> catalog.tests.test_models.YourTestClass.test_one_plus_one_equals_two <text:s/></text:span></text:span><text:span text:style-name="Основной_20_шрифт_20_абзаца"><text:span text:style-name="T200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76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7"/>
      <text:p text:style-name="P107">https://docs.djangoproject.com/en/3.1/topics/testing/overview/</text:p>
      <text:h text:style-name="P293" text:outline-level="3">Загрузка фикстур</text:h>
      <text:h text:style-name="P293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61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61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61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61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88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88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88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100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100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3">setUp(</text:span></text:span><text:span text:style-name="Основной_20_шрифт_20_абзаца"><text:span text:style-name="T151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8"># Test definitions as before.<text:line-break/> <text:s text:c="7"/></text:span></text:span><text:span text:style-name="Основной_20_шрифт_20_абзаца"><text:span text:style-name="T33">call_setup_methods()<text:line-break/><text:line-break/></text:span></text:span><text:soft-page-break/><text:span text:style-name="Основной_20_шрифт_20_абзаца"><text:span text:style-name="T33"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51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8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3">Что произойдет:</text:p>
      <text:list xml:id="list778366794" text:style-name="L6">
        <text:list-item>
          <text:p text:style-name="P309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61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61">migrate</text:span></text:span></text:a><text:span text:style-name="Основной_20_шрифт_20_абзаца"><text:span text:style-name="T54">.</text:span></text:span></text:p>
        </text:list-item>
        <text:list-item>
          <text:p text:style-name="P309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61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61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61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77">По умолчанию фикстуры загружаются в базу данных </text:span></text:span><text:span text:style-name="Основной_20_шрифт_20_абзаца"><text:span text:style-name="T161">default</text:span></text:span><text:span text:style-name="Основной_20_шрифт_20_абзаца"><text:span text:style-name="T177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61">multi_db=True</text:span></text:span></text:a><text:span text:style-name="Основной_20_шрифт_20_абзаца"><text:span text:style-name="T177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201">В django есть возможность сделать так, чтобы данные автоматически вставлялись в базу данных при</text:span></text:span><text:span text:style-name="apple-converted-space"><text:span text:style-name="T201"> </text:span></text:span><text:span text:style-name="Основной_20_шрифт_20_абзаца"><text:span text:style-name="T202">syncdb</text:span></text:span><text:span text:style-name="apple-converted-space"><text:span text:style-name="T201"> </text:span></text:span><text:span text:style-name="Основной_20_шрифт_20_абзаца"><text:span text:style-name="T201">проекта.</text:span></text:span><text:span text:style-name="Основной_20_шрифт_20_абзаца"><text:span text:style-name="T203"><text:line-break/></text:span></text:span><text:span text:style-name="Основной_20_шрифт_20_абзаца"><text:span text:style-name="T201">Для этого существуют</text:span></text:span><text:span text:style-name="apple-converted-space"><text:span text:style-name="T201"> </text:span></text:span><text:span text:style-name="Основной_20_шрифт_20_абзаца"><text:span text:style-name="T204">fixtures</text:span></text:span><text:span text:style-name="apple-converted-space"><text:span text:style-name="T201"> </text:span></text:span><text:span text:style-name="Основной_20_шрифт_20_абзаца"><text:span text:style-name="T201">- представления данных ваших приложений в форматах .json/.xml/.yaml</text:span></text:span><text:span text:style-name="Основной_20_шрифт_20_абзаца"><text:span text:style-name="T203"><text:line-break/><text:line-break/></text:span></text:span></text:p>
      <text:h text:style-name="P297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71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203"><text:line-break/></text:span></text:span><text:span text:style-name="Основной_20_шрифт_20_абзаца"><text:span text:style-name="T201">По умолчанию фикстуры нужно хранить в папке</text:span></text:span><text:span text:style-name="apple-converted-space"><text:span text:style-name="T201"> </text:span></text:span><text:span text:style-name="Основной_20_шрифт_20_абзаца"><text:span text:style-name="T202">fixtures</text:span></text:span><text:span text:style-name="Основной_20_шрифт_20_абзаца"><text:span text:style-name="T201">, которую нужно создать внутри каждого приложения.</text:span></text:span><text:span text:style-name="Основной_20_шрифт_20_абзаца"><text:span text:style-name="T203"><text:line-break/></text:span></text:span><text:span text:style-name="Основной_20_шрифт_20_абзаца"><text:span text:style-name="T201">Если фикстуры сохраняются в файл с названием</text:span></text:span><text:span text:style-name="apple-converted-space"><text:span text:style-name="T201"> </text:span></text:span><text:span text:style-name="Основной_20_шрифт_20_абзаца"><text:span text:style-name="T202">initial_data</text:span></text:span><text:span text:style-name="Основной_20_шрифт_20_абзаца"><text:span text:style-name="T201">, то при каждом</text:span></text:span><text:span text:style-name="apple-converted-space"><text:span text:style-name="T201"> </text:span></text:span><text:span text:style-name="Основной_20_шрифт_20_абзаца"><text:span text:style-name="T202">syncdb</text:span></text:span><text:span text:style-name="apple-converted-space"><text:span text:style-name="T201"> </text:span></text:span><text:span text:style-name="Основной_20_шрифт_20_абзаца"><text:span text:style-name="T201">фикстуры будут загружаться в базу данных вашего проекта.</text:span></text:span><text:span text:style-name="Основной_20_шрифт_20_абзаца"><text:span text:style-name="T203"><text:line-break/><text:line-break/></text:span></text:span></text:p>
      <text:h text:style-name="P297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71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203"><text:line-break/></text:span></text:span><text:span text:style-name="Основной_20_шрифт_20_абзаца"><text:span text:style-name="T201">Здесь мы вручную загружаем в базу данных приложения</text:span></text:span><text:span text:style-name="apple-converted-space"><text:span text:style-name="T201"> </text:span></text:span><text:span text:style-name="Основной_20_шрифт_20_абзаца"><text:span text:style-name="T202">myapp</text:span></text:span><text:span text:style-name="apple-converted-space"><text:span text:style-name="T201"> </text:span></text:span><text:span text:style-name="Основной_20_шрифт_20_абзаца"><text:span text:style-name="T201">данные, сохраненные в файле</text:span></text:span><text:span text:style-name="apple-converted-space"><text:span text:style-name="T201"> </text:span></text:span><text:span text:style-name="Основной_20_шрифт_20_абзаца"><text:span text:style-name="T202">myfix.json</text:span></text:span></text:p>
      <text:p text:style-name="P102"/>
      <text:p text:style-name="P102"/>
      <text:p text:style-name="P102"><text:soft-page-break/></text:p>
      <text:p text:style-name="P102"/>
      <text:p text:style-name="P29"><text:span text:style-name="Основной_20_шрифт_20_абзаца"><text:span text:style-name="T82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82">with </text:span></text:span><text:span text:style-name="Основной_20_шрифт_20_абзаца"><text:span text:style-name="T84">open</text:span></text:span><text:span text:style-name="Основной_20_шрифт_20_абзаца"><text:span text:style-name="T23">(</text:span></text:span><text:span text:style-name="Основной_20_шрифт_20_абзаца"><text:span text:style-name="T95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95">'r'</text:span></text:span><text:span text:style-name="Основной_20_шрифт_20_абзаца"><text:span text:style-name="T23">, </text:span></text:span><text:span text:style-name="Основной_20_шрифт_20_абзаца"><text:span text:style-name="T115">encoding</text:span></text:span><text:span text:style-name="Основной_20_шрифт_20_абзаца"><text:span text:style-name="T23">=</text:span></text:span><text:span text:style-name="Основной_20_шрифт_20_абзаца"><text:span text:style-name="T95">'utf-8'</text:span></text:span><text:span text:style-name="Основной_20_шрифт_20_абзаца"><text:span text:style-name="T23">) </text:span></text:span><text:span text:style-name="Основной_20_шрифт_20_абзаца"><text:span text:style-name="T82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84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15">indent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))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Отправка писем</text:p>
      <text:p text:style-name="P97"><text:span text:style-name="Основной_20_шрифт_20_абзаца"><text:span text:style-name="T171"/></text:span></text:p>
      <text:p text:style-name="P109"/>
      <text:p text:style-name="P104">/send_email/send_email/settings.py:</text:p>
      <text:p text:style-name="P29"><text:span text:style-name="Основной_20_шрифт_20_абзаца"><text:span text:style-name="T129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89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101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101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101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40">587</text:span></text:span></text:p>
      <text:p text:style-name="P100"/>
      <text:p text:style-name="P104"/>
      <text:p text:style-name="P104">/send_email/main/admin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9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196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101">"name"</text:span></text:span><text:span text:style-name="Основной_20_шрифт_20_абзаца"><text:span text:style-name="T35">, </text:span></text:span><text:span text:style-name="Основной_20_шрифт_20_абзаца"><text:span text:style-name="T101">"email"</text:span></text:span><text:span text:style-name="Основной_20_шрифт_20_абзаца"><text:span text:style-name="T35">)</text:span></text:span></text:p>
      <text:p text:style-name="P104"/>
      <text:p text:style-name="P104">/send_email/main/form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 </text:span></text:span><text:span text:style-name="Основной_20_шрифт_20_абзаца"><text:span text:style-name="T89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29">"""Email subscription form."""<text:line-break/> <text:s text:c="3"/></text:span></text:span><text:span text:style-name="Основной_20_шрифт_20_абзаца"><text:span text:style-name="T89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101">'__all__'</text:span></text:span></text:p>
      <text:p text:style-name="P104"/>
      <text:p text:style-name="P104">/send_email/main/model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db </text:span></text:span><text:span text:style-name="Основной_20_шрифт_20_абзаца"><text:span text:style-name="T89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29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17">max_length</text:span></text:span><text:span text:style-name="Основной_20_шрифт_20_абзаца"><text:span text:style-name="T35">=</text:span></text:span><text:span text:style-name="Основной_20_шрифт_20_абзаца"><text:span text:style-name="T140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17">max_length</text:span></text:span><text:span text:style-name="Основной_20_шрифт_20_абзаца"><text:span text:style-name="T35">=</text:span></text:span><text:span text:style-name="Основной_20_шрифт_20_абзаца"><text:span text:style-name="T140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148">__str__</text:span></text:span><text:span text:style-name="Основной_20_шрифт_20_абзаца"><text:span text:style-name="T35">(</text:span></text:span><text:span text:style-name="Основной_20_шрифт_20_абзаца"><text:span text:style-name="T152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89">return </text:span></text:span><text:span text:style-name="Основной_20_шрифт_20_абзаца"><text:span text:style-name="T152">self</text:span></text:span><text:span text:style-name="Основной_20_шрифт_20_абзаца"><text:span text:style-name="T35">.name</text:span></text:span></text:p>
      <text:p text:style-name="P104"/>
      <text:p text:style-name="P104">/send_email/main/service.py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89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89">import </text:span></text:span><text:span text:style-name="Основной_20_шрифт_20_абзаца"><text:span text:style-name="T35">settings<text:line-break/><text:line-break/></text:span></text:span><text:span text:style-name="Основной_20_шрифт_20_абзаца"><text:span text:style-name="T89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101">'</text:span></text:span><text:span text:style-name="Основной_20_шрифт_20_абзаца"><text:span text:style-name="T102">Вы</text:span></text:span><text:span text:style-name="Основной_20_шрифт_20_абзаца"><text:span text:style-name="T101"> </text:span></text:span><text:span text:style-name="Основной_20_шрифт_20_абзаца"><text:span text:style-name="T102">подписались</text:span></text:span><text:span text:style-name="Основной_20_шрифт_20_абзаца"><text:span text:style-name="T101"> </text:span></text:span><text:span text:style-name="Основной_20_шрифт_20_абзаца"><text:span text:style-name="T102">на</text:span></text:span><text:span text:style-name="Основной_20_шрифт_20_абзаца"><text:span text:style-name="T101"> </text:span></text:span><text:span text:style-name="Основной_20_шрифт_20_абзаца"><text:span text:style-name="T102">рассылку</text:span></text:span><text:span text:style-name="Основной_20_шрифт_20_абзаца"><text:span text:style-name="T101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101">'</text:span></text:span><text:span text:style-name="Основной_20_шрифт_20_абзаца"><text:span text:style-name="T102">Мы</text:span></text:span><text:span text:style-name="Основной_20_шрифт_20_абзаца"><text:span text:style-name="T101"> </text:span></text:span><text:span text:style-name="Основной_20_шрифт_20_абзаца"><text:span text:style-name="T102">будем</text:span></text:span><text:span text:style-name="Основной_20_шрифт_20_абзаца"><text:span text:style-name="T101"> </text:span></text:span><text:span text:style-name="Основной_20_шрифт_20_абзаца"><text:span text:style-name="T102">присылать</text:span></text:span><text:span text:style-name="Основной_20_шрифт_20_абзаца"><text:span text:style-name="T101"> </text:span></text:span><text:span text:style-name="Основной_20_шрифт_20_абзаца"><text:span text:style-name="T102">Вам</text:span></text:span><text:span text:style-name="Основной_20_шрифт_20_абзаца"><text:span text:style-name="T101"> </text:span></text:span><text:span text:style-name="Основной_20_шрифт_20_абзаца"><text:span text:style-name="T102">много</text:span></text:span><text:span text:style-name="Основной_20_шрифт_20_абзаца"><text:span text:style-name="T101"> </text:span></text:span><text:span text:style-name="Основной_20_шрифт_20_абзаца"><text:span text:style-name="T102">спама</text:span></text:span><text:span text:style-name="Основной_20_шрифт_20_абзаца"><text:span text:style-name="T101">.'</text:span></text:span><text:span text:style-name="Основной_20_шрифт_20_абзаца"><text:span text:style-name="T35">,<text:line-break/> <text:s text:c="7"/>settings.EMAIL_HOST_USER,<text:line-break/> <text:s text:c="7"/>[user_email],<text:line-break/></text:span></text:span><text:soft-page-break/><text:span text:style-name="Основной_20_шрифт_20_абзаца"><text:span text:style-name="T35"> <text:s text:c="7"/></text:span></text:span><text:span text:style-name="Основной_20_шрифт_20_абзаца"><text:span text:style-name="T117">fail_silently</text:span></text:span><text:span text:style-name="Основной_20_шрифт_20_абзаца"><text:span text:style-name="T35">=</text:span></text:span><text:span text:style-name="Основной_20_шрифт_20_абзаца"><text:span text:style-name="T89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4">/send_email/main/url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9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view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101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17">name</text:span></text:span><text:span text:style-name="Основной_20_шрифт_20_абзаца"><text:span text:style-name="T35">=</text:span></text:span><text:span text:style-name="Основной_20_шрифт_20_абзаца"><text:span text:style-name="T101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71">views.py:</text:span></text:span><text:span text:style-name="Основной_20_шрифт_20_абзаца"><text:span text:style-name="T127">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89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form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service </text:span></text:span><text:span text:style-name="Основной_20_шрифт_20_абзаца"><text:span text:style-name="T89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29"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29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101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101">'main/contact.html'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52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29"><text:line-break/> <text:s text:c="7"/></text:span></text:span><text:span text:style-name="Основной_20_шрифт_20_абзаца"><text:span text:style-name="T89">return </text:span></text:span><text:span text:style-name="Основной_20_шрифт_20_абзаца"><text:span text:style-name="T91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4"/>
      <text:p text:style-name="P104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41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html </text:span></text:span><text:span text:style-name="Основной_20_шрифт_20_абзаца"><text:span text:style-name="T141">lang</text:span></text:span><text:span text:style-name="Основной_20_шрифт_20_абзаца"><text:span text:style-name="T146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meta </text:span></text:span><text:span text:style-name="Основной_20_шрифт_20_абзаца"><text:span text:style-name="T141">charset</text:span></text:span><text:span text:style-name="Основной_20_шрифт_20_абзаца"><text:span text:style-name="T146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90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form </text:span></text:span><text:span text:style-name="Основной_20_шрифт_20_абзаца"><text:span text:style-name="T141">action</text:span></text:span><text:span text:style-name="Основной_20_шрифт_20_абзаца"><text:span text:style-name="T146">="{% url 'contact' %}" </text:span></text:span><text:span text:style-name="Основной_20_шрифт_20_абзаца"><text:span text:style-name="T141">method</text:span></text:span><text:span text:style-name="Основной_20_шрифт_20_абзаца"><text:span text:style-name="T146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90">button </text:span></text:span><text:span text:style-name="Основной_20_шрифт_20_абзаца"><text:span text:style-name="T141">type</text:span></text:span><text:span text:style-name="Основной_20_шрифт_20_абзаца"><text:span text:style-name="T146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90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90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71">/send_email/send_email/urls.py:</text:span></text:span>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9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9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101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101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101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10">Контроллеры-классы</text:p>
      <text:p text:style-name="P112"/>
      <text:p text:style-name="P112"/>
      <text:p text:style-name="P148">CreateView</text:p>
      <text:p text:style-name="P151">Выводит форму, проверяет введенные данные в нее и создает на их основе новую запись.</text:p>
      <text:p text:style-name="P151"/>
      <text:p text:style-name="P141"><text:span text:style-name="T207">from </text:span><text:span text:style-name="T226">django.views.generic.edit </text:span><text:span text:style-name="T207">import </text:span><text:span text:style-name="T226">CreateView</text:span></text:p>
      <text:p text:style-name="P156"/>
      <text:p text:style-name="P146"><text:soft-page-break/></text:p>
      <text:p text:style-name="P146"><text:span text:style-name="T205">class </text:span><text:span text:style-name="T8">BbCreateView</text:span>(CreateView):<text:line-break/> <text:s text:c="3"/><text:span text:style-name="T278"># Атрибут, задает ссылку на класс модели, на основе которой будет создана форма</text:span><text:line-break/><text:span text:style-name="T259"> <text:s text:c="3"/></text:span>model = Bb<text:line-break/><text:line-break/> <text:s text:c="3"/><text:span text:style-name="T278"># Атрибут, указывает последовательность имен полей модели, который должны</text:span><text:span text:style-name="T297"><text:line-break/></text:span><text:span text:style-name="T278"> <text:s text:c="3"/># присутствовать в форме. Можно указать либо модель и список ее полей</text:span><text:span text:style-name="T297"><text:line-break/></text:span><text:span text:style-name="T278"> <text:s text:c="3"/># в атрибутах model и fields, либо непостедственно класс формы</text:span><text:span text:style-name="T297"><text:line-break/></text:span><text:span text:style-name="T278"> <text:s text:c="3"/># в атрибуте form_class, но никак не одновременно и то, и другое.</text:span><text:span text:style-name="T297"><text:line-break/></text:span><text:span text:style-name="T278"> <text:s text:c="3"/># Если указан атрибут model, то обязательно слудует задать также и</text:span><text:span text:style-name="T297"><text:line-break/></text:span><text:span text:style-name="T278"> <text:s text:c="3"/># атрибут fields.</text:span><text:line-break/><text:span text:style-name="T259"> <text:s text:c="3"/></text:span>fields = [<text:span text:style-name="T108">'title'</text:span>, <text:span text:style-name="T108">'content'</text:span>, <text:span text:style-name="T108">'price'</text:span>, <text:span text:style-name="T108">'kind'</text:span>, <text:span text:style-name="T108">'rubric'</text:span>]<text:line-break/><text:line-break/> <text:s text:c="3"/><text:span text:style-name="T278"># путь к файлу шаблона, создающего страницу с формой;</text:span><text:span text:style-name="T297"><text:line-break/></text:span><text:span text:style-name="T278"> <text:s text:c="3"/># По умолчанию к названии модели добавляется суффикс '_form',</text:span><text:span text:style-name="T297"><text:line-break/></text:span><text:span text:style-name="T278"> <text:s text:c="3"/># В данном случает будет 'bb_form'.</text:span><text:line-break/><text:span text:style-name="T259"> <text:s text:c="3"/></text:span>template_name = <text:span text:style-name="T108">'bboard/bb_create.html'</text:span><text:line-break/><text:line-break/><text:span text:style-name="T108"> <text:s text:c="2"/></text:span><text:span text:style-name="T109"><text:s/></text:span><text:span text:style-name="T278"># Атрибут, хранящий словарь с изначальными данными для занесения в только</text:span><text:span text:style-name="T297"><text:line-break/></text:span><text:span text:style-name="T278"> <text:s text:c="3"/># что созданную форму. Ключи элементов этого словаря должны</text:span><text:span text:style-name="T297"><text:line-break/></text:span><text:span text:style-name="T278"> <text:s text:c="3"/># соответствовать полям формы, а значения элементов зададут значения полей</text:span><text:line-break/><text:span text:style-name="T259"> <text:s text:c="3"/></text:span>initial = {<text:span text:style-name="T108">'price'</text:span>: <text:span text:style-name="T291">0.0</text:span>}<text:line-break/><text:line-break/> <text:s text:c="3"/><text:span text:style-name="T278"># ссылка на класс формы, связанной с моделью;</text:span><text:span text:style-name="T297"><text:line-break/></text:span><text:span text:style-name="T278"> <text:s text:c="3"/># form_class = BbForm</text:span><text:line-break/><text:line-break/><text:span text:style-name="T259"> <text:s text:c="3"/></text:span><text:span text:style-name="T278"># интернет-адрес для перенаправления после успешного сохранения данных;</text:span><text:line-break/><text:span text:style-name="T259"> <text:s text:c="3"/></text:span>success_url = reverse_lazy(<text:span text:style-name="T108">'index'</text:span>)</text:p>
      <text:p text:style-name="P113"/>
      <text:p text:style-name="P113"/>
      <text:p text:style-name="P113"/>
      <text:p text:style-name="P150">ListView</text:p>
      <text:p text:style-name="P143"><text:span text:style-name="T235">К</text:span><text:span text:style-name="T234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9"/>
      <text:p text:style-name="P170"># views.py</text:p>
      <text:p text:style-name="P179"><text:span text:style-name="T205">from </text:span>django.views.generic.list <text:span text:style-name="T205">import </text:span>ListView</text:p>
      <text:p text:style-name="P144"/>
      <text:p text:style-name="P140"><text:span text:style-name="T211">class </text:span><text:span text:style-name="T66">BbByRubricListView</text:span><text:span text:style-name="T226">(ListView):</text:span><text:line-break/><text:span text:style-name="T226"> <text:s text:c="3"/></text:span><text:span text:style-name="T275"># Задает модель</text:span><text:line-break/><text:span text:style-name="T260"> <text:s text:c="3"/></text:span><text:span text:style-name="T226">model = Bb</text:span><text:line-break/><text:line-break/><text:span text:style-name="T226"> <text:s text:c="3"/></text:span><text:span text:style-name="T275"># Указывает либо диспечер записей (Manager), либо исходный набор</text:span><text:span text:style-name="T290"><text:line-break/></text:span><text:span text:style-name="T275"> <text:s text:c="3"/># записей (QuerySet), из которого будут извлекаться записи.</text:span><text:line-break/><text:span text:style-name="T260"> <text:s text:c="3"/></text:span><text:span text:style-name="T226">queryset = Bb.objects.all()</text:span><text:line-break/><text:line-break/><text:span text:style-name="T226"> <text:s text:c="3"/></text:span><text:span text:style-name="T275"># Если не указан путь к шаблону - значит, класс будет искать шаблон</text:span><text:span text:style-name="T290"><text:line-break/></text:span><text:span text:style-name="T275"> <text:s text:c="3"/># со сформированныйм по умолчанию путем.</text:span><text:span text:style-name="T290"><text:line-break/></text:span><text:span text:style-name="T275"> <text:s text:c="3"/># В данном примере будет путь 'bb_list.html'</text:span><text:line-break/><text:span text:style-name="T260"> <text:s text:c="3"/></text:span><text:span text:style-name="T226">template_name = </text:span><text:span text:style-name="T207">None</text:span><text:line-break/><text:line-break/><text:span text:style-name="T207"> <text:s text:c="3"/></text:span><text:span text:style-name="T275"># Атрибут, хранящий строку с суфиксом, который будет добавлен к</text:span><text:span text:style-name="T290"><text:line-break/></text:span><text:span text:style-name="T275"> <text:s text:c="3"/># автоматически сгенерированному пути к шаблону (по умолчанию: '_list').</text:span><text:line-break/><text:span text:style-name="T260"> <text:s text:c="3"/></text:span><text:span text:style-name="T226">template_name_suffix = </text:span><text:span text:style-name="T103">'_list'</text:span><text:line-break/><text:line-break/><text:span text:style-name="T103"> <text:s text:c="3"/></text:span><text:span text:style-name="T275"># template_engine = None</text:span><text:span text:style-name="T290"><text:line-break/></text:span><text:span text:style-name="T275"> <text:s text:c="3"/># response_class = TemplateResponse</text:span><text:span text:style-name="T290"><text:line-break/></text:span><text:span text:style-name="T275"> <text:s text:c="3"/># content_type = None</text:span><text:span text:style-name="T290"><text:line-break/><text:line-break/></text:span><text:span text:style-name="T275"> <text:s text:c="3"/># Атрибут. Значение True разрешает извлечение 'пустой', т.е. не содержащей</text:span><text:span text:style-name="T290"><text:line-break/></text:span><text:span text:style-name="T275"> <text:s text:c="3"/># ни одной записи, части пагинатора (поведение по умолчанию).</text:span><text:span text:style-name="T290"><text:line-break/></text:span><text:span text:style-name="T275"> <text:s text:c="3"/># Значение False, напротив, предписывает при попытке извленчения 'пустой'</text:span><text:span text:style-name="T290"><text:line-break/></text:span><text:span text:style-name="T275"> <text:s text:c="3"/># части возбуждать исключение Http404.</text:span><text:line-break/><text:soft-page-break/><text:span text:style-name="T260"> <text:s text:c="3"/></text:span><text:span text:style-name="T226">allow_empty = </text:span><text:span text:style-name="T207">True</text:span><text:line-break/><text:line-break/><text:span text:style-name="T207"> <text:s text:c="2"/></text:span><text:span text:style-name="T208"><text:s/></text:span><text:span text:style-name="T275"># Атрибут, задающий целочисленное количество записей в одной части паринатора.</text:span><text:span text:style-name="T290"><text:line-break/></text:span><text:span text:style-name="T275"> <text:s text:c="3"/># Если не указан или его значение равно None, набор записей</text:span><text:span text:style-name="T290"><text:line-break/></text:span><text:span text:style-name="T275"> <text:s text:c="3"/># не будет разбиваться на части.</text:span><text:line-break/><text:span text:style-name="T260"> <text:s text:c="3"/></text:span><text:span text:style-name="T226">paginate_by = </text:span><text:span text:style-name="T207">None</text:span><text:line-break/><text:line-break/><text:span text:style-name="T207"> <text:s text:c="3"/></text:span><text:span text:style-name="T275"># Атрибут, задающий целочисленное минимальное число записей, которые могут</text:span><text:span text:style-name="T290"><text:line-break/></text:span><text:span text:style-name="T275"> <text:s text:c="3"/># присутствовать в последней части пагинатора.</text:span><text:span text:style-name="T290"><text:line-break/></text:span><text:span text:style-name="T275"> <text:s text:c="3"/># Если последняя часть пагинатора содержит меньше записей,</text:span><text:span text:style-name="T290"><text:line-break/></text:span><text:span text:style-name="T275"> <text:s text:c="3"/># то оставшиеся запису будут выведены в предыдущей части.</text:span><text:span text:style-name="T290"><text:line-break/></text:span><text:span text:style-name="T275"> <text:s text:c="3"/># Если задать значение 0, то в последней части может присутствовать сколько</text:span><text:span text:style-name="T290"><text:line-break/></text:span><text:span text:style-name="T275"> <text:s text:c="3"/># угодно записей (поведение по умолчани).</text:span><text:line-break/><text:span text:style-name="T260"> <text:s text:c="3"/></text:span><text:span text:style-name="T226">paginate_orphans = </text:span><text:span text:style-name="T292">0</text:span><text:line-break/><text:line-break/><text:span text:style-name="T292"> <text:s text:c="3"/></text:span><text:span text:style-name="T275"># Задает имя переменной контекста шаблона, в которой будет сохранена</text:span><text:span text:style-name="T290"><text:line-break/></text:span><text:span text:style-name="T275"> <text:s text:c="3"/># найденная запись.</text:span></text:p>
      <text:p text:style-name="P140"><text:span text:style-name="T275"><text:s text:c="4"/></text:span><text:span text:style-name="T276"># </text:span><text:span text:style-name="T275">По умолчанию в контексте шаблона будет создана переменная с названием<text:line-break/> <text:s text:c="3"/># класса модели, </text:span><text:span text:style-name="T277">с суфиксом „_list“</text:span><text:span text:style-name="T275">в данном случае будет созданна переменная bb_</text:span><text:span text:style-name="T277">list</text:span><text:span text:style-name="T275">,<text:line-break/> <text:s text:c="3"/># хранящая найденную запись, а также переменную object_</text:span><text:span text:style-name="T277">list</text:span><text:span text:style-name="T275">, чтобы успешно <text:line-break/> <text:s text:c="3"/># работали наследуемые им примеси.</text:span><text:line-break/><text:span text:style-name="T260"> <text:s text:c="3"/></text:span><text:span text:style-name="T226">context_object_name = </text:span><text:span text:style-name="T207">None</text:span><text:line-break/><text:line-break/><text:span text:style-name="T207"> <text:s text:c="3"/></text:span><text:span text:style-name="T275"># Атрибут, указывающий класс используемого пагинатора</text:span><text:span text:style-name="T290"><text:line-break/></text:span><text:span text:style-name="T275"> <text:s text:c="3"/># (по умолчанию: Paginator из модуля django.core.paginator).</text:span><text:span text:style-name="T290"><text:line-break/></text:span><text:span text:style-name="T275"> <text:s text:c="3"/># paginator_class = Paginator</text:span><text:span text:style-name="T290"><text:line-break/><text:line-break/></text:span><text:span text:style-name="T275"> <text:s text:c="3"/># Указыввает имя URL- или GET-параметра, через который будет передаваться</text:span><text:line-break/><text:span text:style-name="T260"> <text:s/></text:span><text:span text:style-name="T275"><text:s text:c="2"/># номер выводимой части пагинатора, в виде строки (по умолчанию: "page").</text:span><text:line-break/><text:span text:style-name="T260"> <text:s text:c="3"/></text:span><text:span text:style-name="T226">page_kwarg = </text:span><text:span text:style-name="T103">'page'</text:span><text:line-break/><text:line-break/><text:span text:style-name="T103"> <text:s text:c="3"/></text:span><text:span text:style-name="T275"># Задает параметры сортировки записей. Значение может быть указано в виде:</text:span><text:span text:style-name="T290"><text:line-break/></text:span><text:span text:style-name="T275"> <text:s text:c="3"/># <text:s text:c="3"/>- строки с именем поля, для сортироваки толдько по этому полю.</text:span><text:span text:style-name="T290"><text:line-break/></text:span><text:span text:style-name="T275"> <text:s text:c="3"/># По умолчанию будет выполняться сортировака по возврастанию значения поля.</text:span><text:span text:style-name="T290"><text:line-break/></text:span><text:span text:style-name="T275"> <text:s text:c="3"/># Чтобы указать сортировку по убыванию, нужно предварить имя поля</text:span><text:span text:style-name="T290"><text:line-break/></text:span><text:span text:style-name="T275"> <text:s text:c="3"/># символом "минус".</text:span><text:span text:style-name="T290"><text:line-break/></text:span><text:span text:style-name="T275"> <text:s text:c="3"/># <text:s text:c="3"/>- последовательности строк с именами полей - для сортировки сразу</text:span><text:span text:style-name="T290"><text:line-break/></text:span><text:span text:style-name="T275"> <text:s text:c="3"/># по нескольким полям.</text:span><text:line-break/><text:span text:style-name="T260"> <text:s text:c="3"/></text:span><text:span text:style-name="T226">ordering = </text:span><text:span text:style-name="T207">None</text:span></text:p>
      <text:p text:style-name="P155"/>
      <text:p text:style-name="P139"><text:span text:style-name="T208"><text:s text:c="4"/></text:span><text:span text:style-name="T275"># Метод, возвращает исходый набор записей (QuerySet), </text:span><text:span text:style-name="T290"><text:line-break/> <text:s text:c="3"/></text:span><text:span text:style-name="T275"># из которого будут извлекаться записи.</text:span><text:line-break/> <text:s text:c="3"/><text:span text:style-name="T207">def </text:span><text:span text:style-name="T66">get_queryset</text:span><text:span text:style-name="T226">(</text:span><text:span text:style-name="T153">self</text:span><text:span text:style-name="T226">):</text:span><text:line-break/><text:span text:style-name="T226"> <text:s text:c="7"/></text:span><text:span text:style-name="T207">return </text:span><text:span text:style-name="T226">Bb.objects.filter(</text:span><text:span text:style-name="T118">rubric</text:span><text:span text:style-name="T226">=</text:span><text:span text:style-name="T153">self</text:span><text:span text:style-name="T226">.kwargs[</text:span><text:span text:style-name="T103">'pk'</text:span><text:span text:style-name="T226">])</text:span></text:p>
      <text:p text:style-name="P180"/>
      <text:p text:style-name="P145"/>
      <text:p text:style-name="P114">DetailView</text:p>
      <text:p text:style-name="P11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1"/>
      <text:p text:style-name="P171"># views.py</text:p>
      <text:p text:style-name="P198"><text:span text:style-name="T206">from </text:span><text:span text:style-name="T224">django.views.generic.detail </text:span><text:span text:style-name="T206">import </text:span><text:span text:style-name="T224">DetailView</text:span></text:p>
      <text:p text:style-name="P142"><text:line-break/><text:span text:style-name="T206">class </text:span><text:span text:style-name="T65">BbDetailView_</text:span><text:span text:style-name="T224">(DetailView):</text:span><text:line-break/><text:span text:style-name="T224"> <text:s text:c="3"/></text:span><text:span text:style-name="T272"># Задает модель (обязателен к заполнению)</text:span><text:line-break/><text:span text:style-name="T259"> <text:s text:c="3"/></text:span><text:span text:style-name="T224">model = Bb</text:span><text:line-break/><text:span text:style-name="T224"> <text:s text:c="3"/></text:span><text:span text:style-name="T272"># Если не указан путь к шаблону - значит, класс будет искать шаблон</text:span><text:span text:style-name="T290"><text:line-break/></text:span><text:span text:style-name="T272"> <text:s text:c="3"/># со сформированныйм по умолчанию путем.</text:span><text:span text:style-name="T290"><text:line-break/></text:span><text:span text:style-name="T272"> <text:s text:c="3"/># В данном примере будет путь 'bb_detail.html'</text:span><text:line-break/><text:span text:style-name="T259"> <text:s text:c="3"/></text:span><text:span text:style-name="T224">template_name = </text:span><text:span text:style-name="T206">None</text:span><text:line-break/><text:span text:style-name="T206"> <text:s text:c="3"/></text:span><text:span text:style-name="T272"># Задает имя поля модели, в котором хранится слаг (по умолчанию: 'slug')</text:span><text:line-break/><text:span text:style-name="T259"> <text:s text:c="3"/></text:span><text:span text:style-name="T224">slug_field = </text:span><text:span text:style-name="T103">'slug'</text:span><text:line-break/><text:span text:style-name="T103"> <text:s text:c="3"/></text:span><text:span text:style-name="T272"># Задает имя URL-параметра, через который контроллер-класс получит</text:span><text:span text:style-name="T290"><text:line-break/></text:span><text:soft-page-break/><text:span text:style-name="T272"> <text:s text:c="3"/># слаг (по умолчанию: 'slug')</text:span><text:line-break/><text:span text:style-name="T259"> <text:s text:c="3"/></text:span><text:span text:style-name="T224">slug_url_kwarg = </text:span><text:span text:style-name="T103">'slug'</text:span><text:line-break/><text:span text:style-name="T103"> <text:s text:c="3"/></text:span><text:span text:style-name="T272"># Задает июя URL-параметра, через который контроллер-класс получит</text:span><text:span text:style-name="T290"><text:line-break/></text:span><text:span text:style-name="T272"> <text:s text:c="3"/># ключ записи (по умолчанию: 'p</text:span><text:span text:style-name="T274">k</text:span><text:span text:style-name="T272">')</text:span><text:line-break/><text:span text:style-name="T259"> <text:s text:c="3"/></text:span><text:span text:style-name="T224">pk_url_kwarg = </text:span><text:span text:style-name="T103">'pk'</text:span><text:line-break/><text:span text:style-name="T103"> <text:s text:c="3"/></text:span><text:span text:style-name="T272"># Задает имя переменной контекста шаблона, в которой будет сохранена</text:span><text:span text:style-name="T290"><text:line-break/></text:span><text:span text:style-name="T272"> <text:s text:c="3"/># найденная запись</text:span><text:span text:style-name="T273">.</text:span></text:p>
      <text:p text:style-name="P157"><text:span text:style-name="T261"><text:s text:c="4"/></text:span><text:bookmark text:name="__DdeLink__14501_3613248511"/><text:span text:style-name="T265"># </text:span><text:span text:style-name="T264">По умолчанию в контексте шаблона будет создана переменная с названием</text:span><text:span text:style-name="T285"><text:line-break/> <text:s text:c="3"/></text:span><text:span text:style-name="T264"># класса модели, в данном случае будет созданна переменная bb,</text:span><text:span text:style-name="T285"><text:line-break/> <text:s text:c="3"/></text:span><text:span text:style-name="T264"># хранящая найденную запись, а также переменную object, чтобы успешно </text:span><text:span text:style-name="T285"><text:line-break/> <text:s text:c="3"/></text:span><text:span text:style-name="T264"># работали наследуемые им примеси.</text:span><text:span text:style-name="T286"><text:line-break/></text:span><text:span text:style-name="T263"> <text:s text:c="3"/></text:span><text:span text:style-name="T230">context_object_name = </text:span><text:span text:style-name="T209">None</text:span><text:span text:style-name="T286"><text:line-break/><text:line-break/></text:span><text:span text:style-name="T209"> <text:s text:c="3"/></text:span><text:span text:style-name="T262"># Переопределеный метод, если требуется что-то добавить в контекст шаблона.</text:span><text:span text:style-name="T286"><text:line-break/></text:span><text:span text:style-name="T263"> <text:s text:c="3"/></text:span><text:span text:style-name="T209">def </text:span><text:span text:style-name="T67">get_context_data</text:span><text:span text:style-name="T230">(</text:span><text:span text:style-name="T154">self</text:span><text:span text:style-name="T230">, **kwargs):</text:span><text:span text:style-name="T286"><text:line-break/></text:span><text:span text:style-name="T230"> <text:s text:c="7"/>context = </text:span><text:span text:style-name="T92">super</text:span><text:span text:style-name="T230">().get_context_data(**kwargs)</text:span><text:span text:style-name="T286"><text:line-break/></text:span><text:span text:style-name="T230"> <text:s text:c="7"/>context[</text:span><text:span text:style-name="T104">'rubrics'</text:span><text:span text:style-name="T230">] = Rubric.objects.all()</text:span><text:span text:style-name="T286"><text:line-break/></text:span><text:span text:style-name="T230"> <text:s text:c="7"/></text:span><text:span text:style-name="T209">return </text:span><text:span text:style-name="T230">context</text:span><text:span text:style-name="T286"><text:line-break/><text:line-break/></text:span></text:p>
      <text:p text:style-name="P181"><text:span text:style-name="T279"># urls.py</text:span><text:span text:style-name="T298"><text:line-break/></text:span><text:span text:style-name="T212">from </text:span><text:span text:style-name="T298">django.urls </text:span><text:span text:style-name="T212">import </text:span><text:span text:style-name="T298">path<text:line-break/></text:span><text:span text:style-name="T212">from </text:span><text:span text:style-name="T298">.views </text:span><text:span text:style-name="T212">import </text:span><text:span text:style-name="T298">BbDetailView<text:line-break/><text:line-break/>urlpatterns = [<text:line-break/> <text:s text:c="3"/>path(</text:span><text:span text:style-name="T110">'detail/&lt;int:pk&gt;/'</text:span><text:span text:style-name="T298">, BbDetailView.as_view(), </text:span><text:span text:style-name="T119">name</text:span><text:span text:style-name="T298">=</text:span><text:span text:style-name="T110">'detail_url'</text:span><text:span text:style-name="T298">),<text:line-break/>]<text:line-break/><text:line-break/></text:span><text:span text:style-name="T279"># bb_detail.html</text:span><text:span text:style-name="T298"><text:line-break/>&lt;p&gt;Рубрика: </text:span><text:span text:style-name="T69">{{ bb.rubric.name }}&lt;</text:span><text:span text:style-name="T298">/p&gt;<text:line-break/>&lt;h2&gt;{{ bb.title }}&lt;/h2&gt;<text:line-break/>&lt;p&gt;{{ bb.content }}&lt;/p&gt;<text:line-break/>&lt;p&gt;Цена: </text:span><text:span text:style-name="T69">{{ bb.price }}&lt;</text:span><text:span text:style-name="T298">/p&gt;</text:span></text:p>
      <text:p text:style-name="P181"/>
      <text:p text:style-name="P181"/>
      <text:p text:style-name="P149">UpdateView</text:p>
      <text:p text:style-name="P184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2"/>
      <text:p text:style-name="P172"># views.py</text:p>
      <text:p text:style-name="P182"><text:span text:style-name="T205">from </text:span>django.views.generic.edit <text:span text:style-name="T205">import</text:span> UpdateView</text:p>
      <text:p text:style-name="P147"/>
      <text:p text:style-name="P200"><text:span text:style-name="T210">class </text:span><text:span text:style-name="T68">BbUpdateView</text:span><text:span text:style-name="T231">(UpdateView):<text:line-break/> <text:s text:c="3"/></text:span><text:span text:style-name="T266"># Задает модель</text:span><text:span text:style-name="T231"><text:line-break/></text:span><text:span text:style-name="T270"> <text:s text:c="3"/></text:span><text:span text:style-name="T231">model = Bb<text:line-break/><text:line-break/> <text:s text:c="3"/></text:span><text:span text:style-name="T266"># Атрибут, указывает последовательность имен полей модели, который должны</text:span><text:span text:style-name="T232"><text:line-break/></text:span><text:span text:style-name="T266"> <text:s text:c="3"/># присутствовать в форме. Можно указать либо модель и список ее полей</text:span><text:span text:style-name="T232"><text:line-break/></text:span><text:span text:style-name="T266"> <text:s text:c="3"/># в атрибутах model и fields, либо непостедственно класс формы</text:span><text:span text:style-name="T232"><text:line-break/></text:span><text:span text:style-name="T266"> <text:s text:c="3"/># в атрибуте form_class, но никак не одновременно и то, и другое.</text:span><text:span text:style-name="T232"><text:line-break/></text:span><text:span text:style-name="T266"> <text:s text:c="3"/># Если указан атрибут model, то обязательно слудует задать также и</text:span><text:span text:style-name="T232"><text:line-break/></text:span><text:span text:style-name="T266"> <text:s text:c="3"/># атрибут fields.</text:span><text:span text:style-name="T231"><text:line-break/></text:span><text:span text:style-name="T270"> <text:s text:c="3"/></text:span><text:span text:style-name="T231">fields = (</text:span><text:span text:style-name="T105">'title'</text:span><text:span text:style-name="T231">, </text:span><text:span text:style-name="T105">'content'</text:span><text:span text:style-name="T231">, </text:span><text:span text:style-name="T105">'price'</text:span><text:span text:style-name="T231">, </text:span><text:span text:style-name="T105">'kind'</text:span><text:span text:style-name="T231">, </text:span><text:span text:style-name="T105">'rubric'</text:span><text:span text:style-name="T231">)<text:line-break/><text:line-break/> <text:s text:c="3"/></text:span><text:span text:style-name="T266"># </text:span><text:span text:style-name="T267">П</text:span><text:span text:style-name="T266">уть к файлу шаблона, создающего страницу с формой;</text:span><text:span text:style-name="T232"><text:line-break/></text:span><text:span text:style-name="T266"> <text:s text:c="3"/># По умолчанию к названии модели добавляется суффикс '_form',</text:span><text:span text:style-name="T232"><text:line-break/></text:span><text:span text:style-name="T266"> <text:s text:c="3"/># В данном случает будет 'bb_form'.</text:span><text:span text:style-name="T231"><text:line-break/></text:span><text:span text:style-name="T270"> <text:s text:c="3"/></text:span><text:span text:style-name="T231">template_name = </text:span><text:span text:style-name="T105">'bboard/bb_update.html'</text:span><text:span text:style-name="T231"><text:line-break/> <text:s text:c="3"/><text:line-break/></text:span><text:span text:style-name="T106"> <text:s text:c="2"/></text:span><text:span text:style-name="T271"># интернет-адрес для перенаправления после успешного сохранения данных;</text:span><text:span text:style-name="T287"><text:line-break/> <text:s text:c="3"/></text:span><text:span text:style-name="T233">success_url = </text:span><text:span text:style-name="T107">'/'</text:span><text:span text:style-name="T287"><text:line-break/><text:line-break/> </text:span><text:span text:style-name="T288"><text:s text:c="3"/></text:span><text:span text:style-name="T271"># Задает имя поля модели, в котором хранится слаг (по умолчанию: 'slug')</text:span><text:span text:style-name="T287"><text:line-break/> <text:s text:c="3"/></text:span><text:span text:style-name="T233">slug_field = </text:span><text:span text:style-name="T107">'slug'</text:span><text:span text:style-name="T287"><text:line-break/></text:span><text:soft-page-break/><text:span text:style-name="T287"><text:line-break/></text:span><text:span text:style-name="T288"> <text:s text:c="3"/></text:span><text:span text:style-name="T271"># Задает имя URL-параметра, через который контроллер-класс получит</text:span><text:span text:style-name="T289"><text:line-break/> <text:s text:c="3"/></text:span><text:span text:style-name="T271"># слаг (по умолчанию: 'slug')</text:span><text:span text:style-name="T287"><text:line-break/> <text:s text:c="3"/></text:span><text:span text:style-name="T233">slug_url_kwarg = </text:span><text:span text:style-name="T107">'slug'</text:span><text:span text:style-name="T287"><text:line-break/><text:line-break/></text:span><text:span text:style-name="T288"> <text:s text:c="3"/></text:span><text:span text:style-name="T271"># Задает июя URL-параметра, через который контроллер-класс получит</text:span><text:span text:style-name="T289"><text:line-break/> <text:s text:c="2"/></text:span><text:span text:style-name="T271"># ключ записи (по умолчанию: 'pl')</text:span><text:span text:style-name="T287"><text:line-break/> <text:s text:c="3"/></text:span><text:span text:style-name="T233">pk_url_kwarg = </text:span><text:span text:style-name="T107">'pk'</text:span></text:p>
      <text:p text:style-name="P177"/>
      <text:p text:style-name="P177"/>
      <text:p text:style-name="P158">DeleteView</text:p>
      <text:p text:style-name="P201"><text:span text:style-name="T239">Ищет запись по полученным из URL-парметра ключу или слагу, выводит страницу </text:span><text:span text:style-name="T240">подтверждения, включающую в себя форму с кнопкой удаления, и удаляет запись.</text:span></text:p>
      <text:p text:style-name="P151"/>
      <text:p text:style-name="P173"># views.py</text:p>
      <text:p text:style-name="P173"><text:span text:style-name="T205">from </text:span><text:span text:style-name="T223">django.views.generic.edit </text:span><text:span text:style-name="T205">import </text:span><text:span text:style-name="T223">DeleteView</text:span></text:p>
      <text:p text:style-name="P166"/>
      <text:p text:style-name="P173"><text:span text:style-name="T205">class </text:span><text:span text:style-name="T8">BbDeleteView</text:span><text:span text:style-name="T223">(DeleteView):</text:span><text:line-break/><text:span text:style-name="T223"> <text:s text:c="3"/></text:span># Задает модель<text:line-break/><text:span text:style-name="T296"> <text:s text:c="3"/></text:span><text:span text:style-name="T223">model = Bb</text:span><text:line-break/><text:line-break/><text:span text:style-name="T223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96"> <text:s text:c="3"/></text:span><text:span text:style-name="T223">template_name = </text:span><text:span text:style-name="T108">'bboard/bb_delete.html'</text:span><text:line-break/><text:line-break/><text:span text:style-name="T108"> <text:s text:c="3"/></text:span># интернет-адрес для перенаправления после удаления;<text:line-break/><text:span text:style-name="T296"> <text:s text:c="3"/></text:span><text:span text:style-name="T223">success_url = reverse_lazy(</text:span><text:span text:style-name="T108">'bb_list_url'</text:span><text:span text:style-name="T223">)</text:span><text:line-break/><text:line-break/><text:span text:style-name="T223"> <text:s text:c="3"/></text:span># Задает имя поля модели, в котором хранится слаг (по умолчанию: 'slug')<text:line-break/><text:span text:style-name="T296"> <text:s text:c="3"/></text:span><text:span text:style-name="T223">slug_field = </text:span><text:span text:style-name="T108">'slug'</text:span><text:line-break/><text:line-break/><text:span text:style-name="T108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96"> <text:s text:c="3"/></text:span><text:span text:style-name="T223">slug_url_kwarg = </text:span><text:span text:style-name="T108">'slug'</text:span><text:line-break/><text:line-break/><text:span text:style-name="T108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96"> <text:s text:c="3"/></text:span><text:span text:style-name="T223">pk_url_kwarg = </text:span><text:span text:style-name="T108">'pk'</text:span></text:p>
      <text:p text:style-name="P176"/>
      <text:p text:style-name="P176"/>
      <text:p text:style-name="P187">MonthArchiveView</text:p>
      <text:p text:style-name="P185">Выводит хронологический список записей, относящихся к указанному месяцу указанного года.</text:p>
      <text:p text:style-name="P151"/>
      <text:p text:style-name="P174"># views.py</text:p>
      <text:p text:style-name="P174"><text:span text:style-name="T205">from </text:span><text:span text:style-name="T223">django.views.generic.dates </text:span><text:span text:style-name="T205">import </text:span><text:span text:style-name="T223">MonthArchiveView</text:span></text:p>
      <text:p text:style-name="P174"/>
      <text:p text:style-name="P174"><text:span text:style-name="T205">class </text:span><text:span text:style-name="T8">BbMonthArchiveView</text:span><text:span text:style-name="T223">(MonthArchiveView):</text:span><text:line-break/><text:span text:style-name="T223"> <text:s text:c="3"/></text:span># Задает модель<text:line-break/><text:span text:style-name="T296"> <text:s text:c="3"/></text:span><text:span text:style-name="T223">model = Bb</text:span><text:line-break/><text:line-break/><text:span text:style-name="T223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96"> <text:s text:c="3"/></text:span><text:span text:style-name="T223">date_field = </text:span><text:span text:style-name="T108">'published'</text:span><text:line-break/><text:line-break/><text:span text:style-name="T108"> <text:s text:c="3"/></text:span># Путь к файлу шаблона, создающего страницу с формой;<text:line-break/><text:soft-pag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96"> <text:s text:c="3"/></text:span><text:span text:style-name="T223">template_name = </text:span><text:span text:style-name="T108">'bboard/bb_list.html'</text:span><text:line-break/><text:line-break/><text:span text:style-name="T108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96"> <text:s text:c="3"/></text:span><text:span text:style-name="T223">month_format = </text:span><text:span text:style-name="T108">'%B' </text:span># '%B' - Полное название месяца</text:p>
      <text:p text:style-name="P183"/>
      <text:p text:style-name="P202"><text:span text:style-name="T268"># </text:span><text:span text:style-name="T269">urls</text:span><text:span text:style-name="T268">.py</text:span></text:p>
      <text:p text:style-name="P175">***</text:p>
      <text:p text:style-name="P199"><text:span text:style-name="T236">path(</text:span><text:span text:style-name="T103">'year/&lt;int:year&gt;/&lt;str:month&gt;/'</text:span><text:span text:style-name="T226">, BbMonthArchiveView.as_view(), <text:s text:c="3"/></text:span><text:span text:style-name="T118">name</text:span><text:span text:style-name="T226">=</text:span><text:span text:style-name="T103">'bb_year_url'</text:span><text:span text:style-name="T226">),</text:span></text:p>
      <text:p text:style-name="P175">***</text:p>
      <text:p text:style-name="P161"/>
      <text:p text:style-name="P205"><text:span text:style-name="T165">П</text:span><text:span text:style-name="T164">ример интернет адреса:</text:span></text:p>
      <text:p text:style-name="P262"><text:a xlink:type="simple" xlink:href="http://127.0.0.1:8000/bboard/year/2021/january/" text:style-name="Internet_20_link" text:visited-style-name="Visited_20_Internet_20_Link"><text:span text:style-name="T164">http://127.0.0.1:8000/bboard/year/2021/january/</text:span></text:a></text:p>
      <text:p text:style-name="P206"/>
      <text:p text:style-name="P206"/>
      <text:p text:style-name="P206"/>
      <text:p text:style-name="P206"/>
      <text:p text:style-name="P206"><text:span text:style-name="T299">&gt;&gt; </text:span>python manage.py test dct</text:p>
      <text:p text:style-name="P206">Creating test database for alias 'default'...</text:p>
      <text:p text:style-name="P206">Got an error creating the test database: permission denied to create database</text:p>
      <text:p text:style-name="P162"/>
      <text:p text:style-name="P207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207">ALTER USER djangouser CREATEDB;</text:p>
      <text:p text:style-name="P207"/>
      <text:p text:style-name="P207"/>
      <text:p text:style-name="P241">Добавление favicon.ico</text:p>
      <text:p text:style-name="P255"/>
      <text:p text:style-name="P256">Добавляем в базовый шаблон или шаблон заголовка, который включен везде.</text:p>
      <text:p text:style-name="P208"><text:span text:style-name="T246">&lt;</text:span><text:span text:style-name="T214">link </text:span><text:span text:style-name="T301">rel</text:span><text:span text:style-name="T303">="shortcut icon" </text:span><text:span text:style-name="T301">type</text:span><text:span text:style-name="T303">="image/png" </text:span><text:span text:style-name="T301">href</text:span><text:span text:style-name="T303">="{% static 'favicon.ico' %}"</text:span><text:span text:style-name="T246">/&gt;</text:span></text:p>
      <text:p text:style-name="P164">***</text:p>
      <text:p text:style-name="P261"><text:span text:style-name="T245">&lt;</text:span><text:span text:style-name="T213">html </text:span><text:span text:style-name="T300">lang</text:span><text:span text:style-name="T302">="en"</text:span><text:span text:style-name="T245">&gt;</text:span><text:line-break/><text:span text:style-name="T245"> <text:s text:c="3"/>&lt;</text:span><text:span text:style-name="T213">head</text:span><text:span text:style-name="T245">&gt;</text:span><text:line-break/><text:span text:style-name="T245"> <text:s text:c="7"/>&lt;</text:span><text:span text:style-name="T213">meta </text:span><text:span text:style-name="T300">charset</text:span><text:span text:style-name="T302">="UTF-8"</text:span><text:span text:style-name="T245">&gt;</text:span><text:line-break/><text:span text:style-name="T245"> <text:s text:c="7"/></text:span><text:span text:style-name="T280">&lt;!--Чтобы обеспечить надлежащий рендеринг и масштабирование касанием для всех устройств--&gt;</text:span><text:line-break/><text:span text:style-name="T280"> <text:s text:c="7"/></text:span><text:span text:style-name="T245">&lt;</text:span><text:span text:style-name="T213">meta </text:span><text:span text:style-name="T300">name</text:span><text:span text:style-name="T302">="viewport" </text:span><text:span text:style-name="T300">content</text:span><text:span text:style-name="T302">="width=device-width, initial-scale=1"</text:span><text:span text:style-name="T245">&gt;</text:span><text:line-break/><text:span text:style-name="T245"> <text:s text:c="7"/>&lt;</text:span><text:span text:style-name="T213">link </text:span><text:span text:style-name="T300">rel</text:span><text:span text:style-name="T302">="stylesheet" </text:span><text:span text:style-name="T300">href</text:span><text:span text:style-name="T302">="{% static 'css/bootstrap.min.css' %}"</text:span><text:span text:style-name="T245">&gt;</text:span><text:line-break/><text:span text:style-name="T245"> <text:s text:c="7"/>&lt;</text:span><text:span text:style-name="T213">link </text:span><text:span text:style-name="T300">rel</text:span><text:span text:style-name="T302">="stylesheet" </text:span><text:span text:style-name="T300">href</text:span><text:span text:style-name="T302">="{% static 'css/footer.css' %}"</text:span><text:span text:style-name="T245">&gt;</text:span><text:line-break/><text:span text:style-name="T245"> <text:s text:c="7"/>&lt;</text:span><text:span text:style-name="T213">link </text:span><text:span text:style-name="T300">rel</text:span><text:span text:style-name="T302">="stylesheet" </text:span><text:span text:style-name="T300">href</text:span><text:span text:style-name="T302">="{% static 'css/styles.css' %}"</text:span><text:span text:style-name="T245">&gt;</text:span><text:line-break/><text:span text:style-name="T245"> <text:s text:c="7"/>&lt;</text:span><text:span text:style-name="T213">link </text:span><text:span text:style-name="T300">rel</text:span><text:span text:style-name="T302">="shortcut icon" </text:span><text:span text:style-name="T300">type</text:span><text:span text:style-name="T302">="image/png" </text:span><text:span text:style-name="T300">href</text:span><text:span text:style-name="T302">="{% static 'favicon.ico' %}"</text:span><text:span text:style-name="T245">/&gt;</text:span><text:line-break/><text:span text:style-name="T245"> <text:s text:c="7"/>&lt;</text:span><text:span text:style-name="T213">title</text:span><text:span text:style-name="T245">&gt;</text:span><text:line-break/><text:span text:style-name="T245"> <text:s text:c="11"/>{% block title %}</text:span><text:line-break/><text:span text:style-name="T245"> <text:s text:c="11"/>{% endblock %}</text:span><text:line-break/><text:span text:style-name="T245"> <text:s text:c="7"/>&lt;/</text:span><text:span text:style-name="T213">title</text:span><text:span text:style-name="T245">&gt;</text:span><text:line-break/><text:span text:style-name="T245"> <text:s text:c="3"/>&lt;/</text:span><text:span text:style-name="T213">head</text:span><text:span text:style-name="T245">&gt;</text:span></text:p>
      <text:p text:style-name="P260">***</text:p>
      <text:p text:style-name="P209">Ссылки:</text:p>
      <text:list xml:id="list1058717094" text:style-name="L7">
        <text:list-item>
          <text:p text:style-name="P299"><text:soft-page-break/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99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209"/>
      <text:p text:style-name="P209"/>
      <text:p text:style-name="P233">Удаление напрямую из базы данных</text:p>
      <text:p text:style-name="P233"/>
      <text:p text:style-name="P163"><text:span text:style-name="T214">from </text:span><text:span text:style-name="T246">textwrap </text:span><text:span text:style-name="T214">import </text:span><text:span text:style-name="T246">dedent</text:span><text:line-break/><text:line-break/><text:span text:style-name="T214">from </text:span><text:span text:style-name="T246">django.db </text:span><text:span text:style-name="T214">import </text:span><text:span text:style-name="T246">connection</text:span></text:p>
      <text:p text:style-name="P163"><text:span text:style-name="T214">from </text:span><text:span text:style-name="T246">django.http </text:span><text:span text:style-name="T214">import </text:span><text:span text:style-name="T246">HttpResponseRedirect</text:span></text:p>
      <text:p text:style-name="P167"><text:span text:style-name="T215">from </text:span><text:span text:style-name="T247">django.shortcuts </text:span><text:span text:style-name="T215">import </text:span><text:span text:style-name="T247">render</text:span><text:span text:style-name="T70"><text:line-break/></text:span><text:span text:style-name="T215">from </text:span><text:span text:style-name="T247">django.urls </text:span><text:span text:style-name="T215">import </text:span><text:span text:style-name="T247">reverse</text:span></text:p>
      <text:p text:style-name="P163"/>
      <text:p text:style-name="P210"><text:bookmark-start text:name="__DdeLink__9454_1394605290"/><text:span text:style-name="T214">class </text:span><text:span text:style-name="T304">PostDeleteView</text:span><text:span text:style-name="T246">(LoginRequiredMixin, View):</text:span><text:line-break/><text:span text:style-name="T246"> <text:s text:c="3"/></text:span><text:span text:style-name="T281">"""Delete a post."""</text:span><text:line-break/><text:span text:style-name="T281"> <text:s text:c="3"/></text:span><text:span text:style-name="T214">def </text:span><text:span text:style-name="T304">get</text:span><text:span text:style-name="T246">(</text:span><text:span text:style-name="T155">self</text:span><text:span text:style-name="T246">, request, pk):</text:span><text:line-break/><text:span text:style-name="T246"> <text:s text:c="7"/></text:span><text:span text:style-name="T214">return </text:span><text:span text:style-name="T246">render(request, </text:span><text:span text:style-name="T111">'blog/post_delete.html'</text:span><text:span text:style-name="T246">, </text:span><text:span text:style-name="T120">context</text:span><text:span text:style-name="T246">={</text:span><text:line-break/><text:span text:style-name="T246"> <text:s text:c="11"/></text:span><text:span text:style-name="T111">'pk'</text:span><text:span text:style-name="T246">: pk,</text:span><text:line-break/><text:span text:style-name="T246"> <text:s text:c="7"/>})</text:span><text:line-break/><text:line-break/><text:span text:style-name="T246"> <text:s text:c="3"/></text:span><text:span text:style-name="T214">def </text:span><text:span text:style-name="T304">post</text:span><text:span text:style-name="T246">(</text:span><text:span text:style-name="T155">self</text:span><text:span text:style-name="T246">, </text:span><text:span text:style-name="T130">request</text:span><text:span text:style-name="T246">, pk):</text:span><text:line-break/><text:span text:style-name="T246"> <text:s text:c="7"/></text:span><text:span text:style-name="T214">with </text:span><text:span text:style-name="T246">connection.cursor() </text:span><text:span text:style-name="T214">as </text:span><text:span text:style-name="T246">cursor:</text:span><text:line-break/><text:span text:style-name="T246"> <text:s text:c="11"/>cursor.execute(</text:span><text:line-break/><text:span text:style-name="T246"> <text:s text:c="15"/>dedent(</text:span><text:span text:style-name="T111">'''</text:span><text:span text:style-name="T305">\</text:span><text:line-break/><text:span text:style-name="T111"> <text:s text:c="19"/>delete from blog_post_tags</text:span><text:line-break/><text:span text:style-name="T111"> <text:s text:c="19"/>where post_id=%s;'''</text:span><text:span text:style-name="T246">),</text:span><text:line-break/><text:span text:style-name="T246"> <text:s text:c="15"/>[ pk ]</text:span><text:line-break/><text:span text:style-name="T246"> <text:s text:c="11"/>)</text:span><text:line-break/><text:span text:style-name="T246"> <text:s text:c="11"/>cursor.execute(</text:span><text:line-break/><text:span text:style-name="T246"> <text:s text:c="15"/>dedent(</text:span><text:span text:style-name="T111">'''</text:span><text:span text:style-name="T305">\</text:span><text:line-break/><text:span text:style-name="T111"> <text:s text:c="19"/>delete from blog_post</text:span><text:line-break/><text:span text:style-name="T111"> <text:s text:c="19"/>where id=%s;'''</text:span><text:span text:style-name="T246">),</text:span><text:line-break/><text:span text:style-name="T246"> <text:s text:c="15"/>[ pk ]</text:span><text:line-break/><text:span text:style-name="T246"> <text:s text:c="11"/>)</text:span><text:line-break/><text:span text:style-name="T246"> <text:s text:c="7"/></text:span><text:span text:style-name="T214">return </text:span><text:span text:style-name="T246">HttpResponseRedirect(reverse(</text:span><text:span text:style-name="T111">'post_list_url'</text:span><text:span text:style-name="T246">))</text:span><text:bookmark-end text:name="__DdeLink__9454_1394605290"/></text:p>
      <text:p text:style-name="P210"/>
      <text:p text:style-name="P210"/>
      <text:p text:style-name="P234">Отмена определенной миграции</text:p>
      <text:p text:style-name="P211"/>
      <text:p text:style-name="P214">Указываем номер миграции, к которой хотим вернуться</text:p>
      <text:p text:style-name="P212">python manage.py migrate blog 0022</text:p>
      <text:p text:style-name="P212"/>
      <text:p text:style-name="P212"/>
      <text:p text:style-name="P234">Выполнение необработанных запросов</text:p>
      <text:p text:style-name="P234"/>
      <text:p text:style-name="P212">Метод raw() manager можно использовать для выполнения необработанных SQL-запросов, возвращающих экземпляры модели:</text:p>
      <text:p text:style-name="P212"><text:span text:style-name="T214">for </text:span><text:span text:style-name="T246">p </text:span><text:span text:style-name="T214">in </text:span><text:span text:style-name="T246">Client.objects.raw(</text:span><text:span text:style-name="T111">'SELECT * FROM client_client'</text:span><text:span text:style-name="T246">):</text:span><text:line-break/><text:span text:style-name="T246"> <text:s text:c="3"/></text:span><text:span text:style-name="T93">print</text:span><text:span text:style-name="T246">(p)</text:span></text:p>
      <text:p text:style-name="P212"><text:soft-page-break/></text:p>
      <text:p text:style-name="P242"/>
      <text:h text:style-name="P287" text:outline-level="2">Параметры строки запроса</text:h>
      <text:p text:style-name="P282"/>
      <text:p text:style-name="P263"><text:span text:style-name="T310">class </text:span><text:span text:style-name="T78">ClientListView</text:span><text:span text:style-name="T253">(LoginRequiredMixin, ListView):</text:span><text:line-break/><text:span text:style-name="T253"> <text:s text:c="3"/></text:span><text:span text:style-name="T281">"""List of clients."""</text:span><text:line-break/><text:span text:style-name="T281"> <text:s text:c="3"/></text:span><text:span text:style-name="T253">model = Client</text:span><text:line-break/><text:line-break/><text:span text:style-name="T253"> <text:s text:c="3"/></text:span><text:span text:style-name="T218">def </text:span><text:span text:style-name="T78">get_context_data</text:span><text:span text:style-name="T253">(</text:span><text:span text:style-name="T156">self</text:span><text:span text:style-name="T253">, *args, **kwargs):</text:span><text:line-break/><text:span text:style-name="T253"> <text:s text:c="7"/>context = </text:span><text:span text:style-name="T94">super</text:span><text:span text:style-name="T253">().get_context_data(*args, **kwargs)</text:span><text:line-break/><text:span text:style-name="T253"> <text:s text:c="7"/></text:span><text:span text:style-name="T94">print</text:span><text:span text:style-name="T253">(</text:span><text:span text:style-name="T156">self</text:span><text:span text:style-name="T253">.request.GET.get(</text:span><text:span text:style-name="T112">'set'</text:span><text:span text:style-name="T253">, </text:span><text:span text:style-name="T112">''</text:span><text:span text:style-name="T253">))</text:span><text:line-break/><text:span text:style-name="T253"> <text:s text:c="7"/></text:span><text:span text:style-name="T218">return </text:span><text:span text:style-name="T253">context</text:span></text:p>
      <text:p text:style-name="P193"/>
      <text:p text:style-name="P265"><text:span text:style-name="T307">При обращении по адресу </text:span><text:a xlink:type="simple" xlink:href="http://127.0.0.1:8000/client/list_user/?set=1" text:style-name="Internet_20_link" text:visited-style-name="Visited_20_Internet_20_Link"><text:span text:style-name="T308">http://127.0.0.1:8000/client/list_user/?set=1</text:span></text:a></text:p>
      <text:p text:style-name="P266"><text:span text:style-name="T308">б</text:span><text:span text:style-name="T306">удет выведно: 1</text:span></text:p>
      <text:p text:style-name="P212"/>
      <text:p text:style-name="P217">Получение GET и POST параметров</text:p>
      <text:p text:style-name="P217"><text:span text:style-name="T246">order = </text:span><text:span text:style-name="T155">self</text:span><text:span text:style-name="T246">.request.GET[</text:span><text:span text:style-name="T111">'sort'</text:span><text:span text:style-name="T246">] </text:span><text:span text:style-name="T281"># опасно!</text:span><text:line-break/><text:span text:style-name="T214">if </text:span><text:span text:style-name="T246">order == </text:span><text:span text:style-name="T111">'rating'</text:span><text:span text:style-name="T246">:</text:span><text:line-break/><text:span text:style-name="T246"> <text:s text:c="3"/></text:span><text:span text:style-name="T130">queryset </text:span><text:span text:style-name="T246">= queryset.order_by(</text:span><text:span text:style-name="T111">'rating'</text:span><text:span text:style-name="T246">)</text:span><text:line-break/><text:span text:style-name="T246">page = </text:span><text:span text:style-name="T155">self</text:span><text:span text:style-name="T246">.request.GET.get(</text:span><text:span text:style-name="T111">'page'</text:span><text:span text:style-name="T246">) </text:span><text:span text:style-name="T214">or </text:span><text:span text:style-name="T293">1</text:span><text:line-break/><text:span text:style-name="T214">try</text:span><text:span text:style-name="T246">:</text:span><text:line-break/><text:span text:style-name="T246"> <text:s text:c="3"/></text:span><text:span text:style-name="T130">page </text:span><text:span text:style-name="T246">= </text:span><text:span text:style-name="T93">int</text:span><text:span text:style-name="T246">(page)</text:span><text:line-break/><text:span text:style-name="T214">except </text:span><text:span text:style-name="T93">ValueError</text:span><text:span text:style-name="T246">:</text:span><text:line-break/><text:span text:style-name="T246"> <text:s text:c="3"/></text:span><text:span text:style-name="T214">return </text:span><text:span text:style-name="T246">HttpResponseBadRequest()</text:span></text:p>
      <text:p text:style-name="P217"/>
      <text:p text:style-name="P217">GET и POST – объекты QueryDict<text:bookmark text:name="__DdeLink__10578_16194812"/></text:p>
      <text:p text:style-name="P217"><text:span text:style-name="T246">/path/?</text:span><text:span text:style-name="T130">id</text:span><text:span text:style-name="T246">=</text:span><text:span text:style-name="T293">3</text:span><text:span text:style-name="T246">&amp;</text:span><text:span text:style-name="T130">id</text:span><text:span text:style-name="T246">=</text:span><text:span text:style-name="T293">4</text:span><text:span text:style-name="T246">&amp;</text:span><text:span text:style-name="T130">id</text:span><text:span text:style-name="T246">=</text:span><text:span text:style-name="T293">5</text:span></text:p>
      <text:p text:style-name="P217">Получение множественных значений</text:p>
      <text:p text:style-name="P217"><text:span text:style-name="T130">id </text:span><text:span text:style-name="T246">= request.GET.get(</text:span><text:span text:style-name="T111">'id'</text:span><text:span text:style-name="T246">) </text:span><text:span text:style-name="T281"># id is 5</text:span><text:line-break/><text:span text:style-name="T130">id </text:span><text:span text:style-name="T246">= request.GET.getlist(</text:span><text:span text:style-name="T111">'id'</text:span><text:span text:style-name="T246">) </text:span><text:span text:style-name="T281"># id is [3, 4, 5]</text:span></text:p>
      <text:p text:style-name="P217">Сериализация</text:p>
      <text:p text:style-name="P217"><text:span text:style-name="T130">qs </text:span><text:span text:style-name="T246">= request.GET.urlencode()</text:span><text:line-break/><text:span text:style-name="T281"># qs is 'id=3&amp;id=4&amp;id=5'</text:span></text:p>
      <text:p text:style-name="P212"/>
      <text:p text:style-name="P212"/>
      <text:p text:style-name="P215">request.method – метод запороса</text:p>
      <text:p text:style-name="P215">request.GET – словарь с GET параметрами</text:p>
      <text:p text:style-name="P215">request.POST – словарь с POST параметрами</text:p>
      <text:p text:style-name="P215">request.COOKIES – словарь с Cookie</text:p>
      <text:p text:style-name="P215">request.FILES – загруженные файлы</text:p>
      <text:p text:style-name="P215">request.META – CGI-like переменные</text:p>
      <text:p text:style-name="P215">request.session – словарь-сессия</text:p>
      <text:p text:style-name="P215">request.user – текущий пользователь</text:p>
      <text:p text:style-name="P244"><text:soft-page-break/>Получение и установка HTTP заголовков</text:p>
      <text:p text:style-name="P244"/>
      <text:p text:style-name="P218"><text:span text:style-name="T246">user_agent = </text:span><text:span text:style-name="T155">self</text:span><text:span text:style-name="T246">.request.META.get(</text:span><text:span text:style-name="T111">'HTTP_USER_AGENT'</text:span><text:span text:style-name="T246">)</text:span><text:line-break/><text:span text:style-name="T246">user_ip = </text:span><text:span text:style-name="T155">self</text:span><text:span text:style-name="T246">.request.META.get(</text:span><text:span text:style-name="T111">'HTTP_X_REAL_IP'</text:span><text:span text:style-name="T246">)</text:span><text:line-break/><text:span text:style-name="T214">if </text:span><text:span text:style-name="T246">user_ip </text:span><text:span text:style-name="T214">is None</text:span><text:span text:style-name="T246">:</text:span><text:line-break/><text:span text:style-name="T246"> <text:s text:c="3"/>user_ip = </text:span><text:span text:style-name="T155">self</text:span><text:span text:style-name="T246">.request.META.get(</text:span><text:span text:style-name="T111">'REMOTE_ADDR'</text:span><text:span text:style-name="T246">)</text:span><text:line-break/><text:line-break/><text:span text:style-name="T246">response = HttpResponse(my_data,</text:span><text:line-break/><text:span text:style-name="T246"> <text:s text:c="3"/></text:span><text:span text:style-name="T120">content_type</text:span><text:span text:style-name="T246">=</text:span><text:span text:style-name="T111">'application/vnd.ms-excel'</text:span><text:span text:style-name="T246">)</text:span><text:line-break/><text:span text:style-name="T246">response[</text:span><text:span text:style-name="T111">'Content-Disposition'</text:span><text:span text:style-name="T246">] = </text:span><text:span text:style-name="T111">'attachment; filename="foo.xls"'</text:span></text:p>
      <text:p text:style-name="P218"/>
      <text:p text:style-name="P244"/>
      <text:p text:style-name="P212"/>
      <text:p text:style-name="P243">Специальные типы ответов</text:p>
      <text:p text:style-name="P235"/>
      <text:p text:style-name="P216"><text:span text:style-name="T214">from </text:span><text:span text:style-name="T246">django.http </text:span><text:span text:style-name="T214">import </text:span><text:span text:style-name="T246">(</text:span><text:line-break/><text:span text:style-name="T246"> <text:s text:c="3"/>HttpResponseRedirect, HttpResponseNotFound, HttpResponseForbidden,</text:span><text:line-break/><text:span text:style-name="T246"> <text:s text:c="3"/>HttpResponsePermanentRedirect</text:span><text:line-break/><text:span text:style-name="T246">)</text:span><text:line-break/><text:line-break/><text:span text:style-name="T246">redirect = HttpResponseRedirect(</text:span><text:span text:style-name="T111">'/'</text:span><text:span text:style-name="T246">) <text:s text:c="18"/></text:span><text:span text:style-name="T281"># 302</text:span><text:line-break/><text:span text:style-name="T246">redirect = HttpResponsePermanentRedirect(</text:span><text:span text:style-name="T111">'/'</text:span><text:span text:style-name="T246">) </text:span><text:span text:style-name="T281"># 301</text:span><text:line-break/><text:span text:style-name="T246">response = HttpResponseNotFound() <text:s text:c="16"/></text:span><text:span text:style-name="T281"># 404</text:span><text:line-break/><text:span text:style-name="T246">response = HttpResponseForbidden() <text:s text:c="15"/></text:span><text:span text:style-name="T281"># 403</text:span></text:p>
      <text:p text:style-name="P178"/>
      <text:p text:style-name="P216"/>
      <text:p text:style-name="P216"/>
      <text:p text:style-name="P245">Прямой доступ к базе</text:p>
      <text:p text:style-name="P245"/>
      <text:p text:style-name="P246"><text:span text:style-name="T220">from </text:span><text:span text:style-name="T256">django.db </text:span><text:span text:style-name="T220">import </text:span><text:span text:style-name="T256">connection</text:span></text:p>
      <text:p text:style-name="P159"/>
      <text:p text:style-name="P219"><text:span text:style-name="T246">cursor = connection.cursor()</text:span><text:line-break/><text:span text:style-name="T246">cursor.execute(</text:span><text:span text:style-name="T111">'SELECT * FROM blog_tag limit 5;'</text:span><text:span text:style-name="T246">)</text:span><text:line-break/><text:span text:style-name="T246">data = cursor.fetchall()</text:span><text:line-break/><text:span text:style-name="T93">print</text:span><text:span text:style-name="T246">(data)</text:span></text:p>
      <text:p text:style-name="P196"/>
      <text:p text:style-name="P186">С возможностью указать базу данных</text:p>
      <text:p text:style-name="P219"><text:span text:style-name="T214">from </text:span><text:span text:style-name="T246">django.db </text:span><text:span text:style-name="T214">import </text:span><text:span text:style-name="T246">connections</text:span></text:p>
      <text:p text:style-name="P153"/>
      <text:p text:style-name="P219"><text:span text:style-name="T246">cursor = connections[</text:span><text:span text:style-name="T111">'default'</text:span><text:span text:style-name="T246">].cursor()</text:span><text:line-break/><text:span text:style-name="T246">cursor.execute(</text:span><text:span text:style-name="T111">'SELECT * FROM blog_tag limit 5;'</text:span><text:span text:style-name="T246">)</text:span><text:line-break/><text:span text:style-name="T246">data = cursor.fetchall()</text:span><text:line-break/><text:span text:style-name="T93">print</text:span><text:span text:style-name="T246">(data)</text:span></text:p>
      <text:p text:style-name="P196"/>
      <text:p text:style-name="P220">Выполнение запросов</text:p>
      <text:p text:style-name="P220"><text:bookmark-start text:name="__DdeLink__10783_990524970"/><text:span text:style-name="T246">cursor = connection.cursor()</text:span><text:line-break/><text:span text:style-name="T246">cursor.execute(</text:span><text:span text:style-name="T111">"""</text:span><text:line-break/><text:soft-page-break/><text:span text:style-name="T111"> <text:s text:c="3"/>update blog_tag set title='test3' where id=%s;</text:span><text:line-break/><text:span text:style-name="T111">"""</text:span><text:span text:style-name="T246">, (</text:span><text:span text:style-name="T293">22</text:span><text:span text:style-name="T246">,))</text:span><text:bookmark-end text:name="__DdeLink__10783_990524970"/></text:p>
      <text:p text:style-name="P220"/>
      <text:p text:style-name="P223">Вставка многих записей</text:p>
      <text:p text:style-name="P223"><text:span text:style-name="T246">cursor = connection.cursor()</text:span><text:line-break/><text:span text:style-name="T246">cursor.executemany(</text:span><text:span text:style-name="T111">"INSERT INTO blog_tag (title, slug) VALUES (%s, %s)"</text:span><text:span text:style-name="T246">,</text:span><text:line-break/><text:span text:style-name="T246"> <text:s text:c="18"/>[</text:span><text:line-break/><text:span text:style-name="T246"> <text:s text:c="22"/>(</text:span><text:span text:style-name="T111">'python'</text:span><text:span text:style-name="T246">, </text:span><text:span text:style-name="T111">'python'</text:span><text:span text:style-name="T246">),</text:span><text:line-break/><text:span text:style-name="T246"> <text:s text:c="22"/>(</text:span><text:span text:style-name="T111">'django'</text:span><text:span text:style-name="T246">, </text:span><text:span text:style-name="T111">'django'</text:span><text:span text:style-name="T246">)</text:span><text:line-break/><text:span text:style-name="T246"> <text:s text:c="18"/>])</text:span></text:p>
      <text:p text:style-name="P221"/>
      <text:p text:style-name="P220"/>
      <text:p text:style-name="P222"><text:span text:style-name="T3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36">cursor.fetchmany(size) <text:span text:style-name="T185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36">cursor.fetchone()<text:span text:style-name="T185"> - возвращает одну запись или Ни одной, если больше нет доступных строк.</text:span></text:p>
      <text:p text:style-name="P213"/>
      <text:p text:style-name="P213"/>
      <text:p text:style-name="P247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5">Django</text:p>
          </table:table-cell>
          <table:table-cell table:style-name="Таблица4.A1" office:value-type="string">
            <text:p text:style-name="P285">MySQL</text:p>
          </table:table-cell>
        </table:table-row>
        <table:table-row>
          <table:table-cell table:style-name="Таблица4.A1" office:value-type="string">
            <text:p text:style-name="P284">CharField</text:p>
          </table:table-cell>
          <table:table-cell table:style-name="Таблица4.A1" office:value-type="string">
            <text:p text:style-name="P284">VARCHAR(N)</text:p>
          </table:table-cell>
        </table:table-row>
        <table:table-row>
          <table:table-cell table:style-name="Таблица4.A1" office:value-type="string">
            <text:p text:style-name="P284">EmailField</text:p>
          </table:table-cell>
          <table:table-cell table:style-name="Таблица4.A1" office:value-type="string">
            <text:p text:style-name="P283"/>
          </table:table-cell>
        </table:table-row>
        <table:table-row>
          <table:table-cell table:style-name="Таблица4.A1" office:value-type="string">
            <text:p text:style-name="P284">TextField</text:p>
          </table:table-cell>
          <table:table-cell table:style-name="Таблица4.A1" office:value-type="string">
            <text:p text:style-name="P284">LONGTEXT</text:p>
          </table:table-cell>
        </table:table-row>
        <table:table-row>
          <table:table-cell table:style-name="Таблица4.A1" office:value-type="string">
            <text:p text:style-name="P284">BooleanField</text:p>
          </table:table-cell>
          <table:table-cell table:style-name="Таблица4.A1" office:value-type="string">
            <text:p text:style-name="P284">TINYINT(1)</text:p>
          </table:table-cell>
        </table:table-row>
        <table:table-row>
          <table:table-cell table:style-name="Таблица4.A1" office:value-type="string">
            <text:p text:style-name="P284">IntegerField</text:p>
          </table:table-cell>
          <table:table-cell table:style-name="Таблица4.A1" office:value-type="string">
            <text:p text:style-name="P284">INT(11)</text:p>
          </table:table-cell>
        </table:table-row>
        <table:table-row>
          <table:table-cell table:style-name="Таблица4.A1" office:value-type="string">
            <text:p text:style-name="P284">DateField</text:p>
          </table:table-cell>
          <table:table-cell table:style-name="Таблица4.A1" office:value-type="string">
            <text:p text:style-name="P284">DATE</text:p>
          </table:table-cell>
        </table:table-row>
        <table:table-row>
          <table:table-cell table:style-name="Таблица4.A1" office:value-type="string">
            <text:p text:style-name="P284">DateTimeField</text:p>
          </table:table-cell>
          <table:table-cell table:style-name="Таблица4.A1" office:value-type="string">
            <text:p text:style-name="P284">DATETIME</text:p>
          </table:table-cell>
        </table:table-row>
      </table:table>
      <text:p text:style-name="P224"/>
      <text:p text:style-name="P213"/>
      <text:p text:style-name="P248">Свойства полей</text:p>
      <text:p text:style-name="P225"><text:span text:style-name="T3">blank</text:span> – поле может быть пустым</text:p>
      <text:p text:style-name="P225"><text:span text:style-name="T3">null</text:span> – хранится в базе данных как NULL</text:p>
      <text:p text:style-name="P225"><text:span text:style-name="T3">max_length</text:span> – максимальная длина поля</text:p>
      <text:p text:style-name="P225"><text:span text:style-name="T3">primary_key</text:span> – это поле - первичный ключ</text:p>
      <text:p text:style-name="P225"><text:span text:style-name="T3">unique</text:span> – поле уникально</text:p>
      <text:p text:style-name="P225"><text:span text:style-name="T3">db_index</text:span> – для этого поля нужен индекс в базе данных</text:p>
      <text:p text:style-name="P225"><text:span text:style-name="T3">default</text:span> – значение по-умолчанию</text:p>
      <text:p text:style-name="P225"><text:span text:style-name="T3">choiced</text:span> – варианты значений</text:p>
      <text:p text:style-name="P213"/>
      <text:p text:style-name="P226"/>
      <text:p text:style-name="P249"><text:soft-page-break/>Ограничения внешних ключей</text:p>
      <text:p text:style-name="P249"/>
      <text:p text:style-name="P226">Применимо к полям ForeignKey и OneToOneField</text:p>
      <text:p text:style-name="P226"><text:span text:style-name="T3">RESTRICT</text:span> – models.PROTECT</text:p>
      <text:p text:style-name="P226">Препятствует удалению связанного объекта вызывая исключение django.db.models.ProtectedErro</text:p>
      <text:p text:style-name="P226"><text:span text:style-name="T3">CASCADE</text:span> – models.CASCADE</text:p>
      <text:p text:style-name="P226">Каскадное удаление. Django эмулирует поведение SQL правила ON DELETE CASCADE и так же удаляет объекты, связанные через ForeignKey.</text:p>
      <text:p text:style-name="P226"><text:span text:style-name="T3">SET NULL</text:span> – models.SET_NULL</text:p>
      <text:p text:style-name="P226">Устанавливает ForeignKey в NULL; возможно только если null равен True.</text:p>
      <text:p text:style-name="P226"><text:span text:style-name="T3">NO ACTION</text:span> – models.DO_NOTHING</text:p>
      <text:p text:style-name="P226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26"/>
      <text:p text:style-name="P226"/>
      <text:p text:style-name="P250">Использование отношений в коде</text:p>
      <text:p text:style-name="P227"/>
      <text:p text:style-name="P203"><text:span text:style-name="T72">Прямое использование</text:span><text:span text:style-name="T71"><text:line-break/></text:span><text:span text:style-name="T248">post = Post.objects.get(</text:span><text:span text:style-name="T123">pk</text:span><text:span text:style-name="T248">=</text:span><text:span text:style-name="T294">1</text:span><text:span text:style-name="T248">)</text:span><text:span text:style-name="T71"><text:line-break/></text:span><text:span text:style-name="T248">category = post.category <text:s text:c="2"/></text:span><text:span text:style-name="T283"># Category</text:span><text:span text:style-name="T71"><text:line-break/></text:span><text:span text:style-name="T131">category_id </text:span><text:span text:style-name="T248">= post.category_id </text:span><text:span text:style-name="T283"># int</text:span><text:span text:style-name="T71"><text:line-break/></text:span><text:span text:style-name="T131">tags_manager </text:span><text:span text:style-name="T248">= post.tags </text:span><text:span text:style-name="T283"># RelatedManager</text:span><text:span text:style-name="T71"><text:line-break/></text:span><text:span text:style-name="T248">post.tags.all() </text:span><text:span text:style-name="T283"># [ Tags ]</text:span></text:p>
      <text:p text:style-name="P203"><text:span text:style-name="T71"><text:line-break/></text:span><text:span text:style-name="T72">Использование обратного отношения</text:span><text:span text:style-name="T71"><text:line-break/></text:span><text:span text:style-name="T248">category.post_set.all() </text:span><text:span text:style-name="T283"># [ Post ]</text:span><text:span text:style-name="T71"><text:line-break/></text:span><text:span text:style-name="T248">tag.post_set.all() </text:span><text:span text:style-name="T283"># [ Post ]</text:span></text:p>
      <text:p text:style-name="P227"/>
      <text:p text:style-name="P227"/>
      <text:p text:style-name="P253">Создание объектов со связями</text:p>
      <text:p text:style-name="P253"/>
      <text:p text:style-name="P277"><text:span text:style-name="T238">Добавляем пользователя </text:span><text:bookmark-start text:name="__DdeLink__11036_596730518"/><text:span text:style-name="T238">ч</text:span><text:bookmark-end text:name="__DdeLink__11036_596730518"/><text:span text:style-name="T237">ерез экземпляр:</text:span></text:p>
      <text:p text:style-name="P268"><text:span text:style-name="T250">bulusov = Client.objects.get(</text:span><text:span text:style-name="T122">client</text:span><text:span text:style-name="T253">=</text:span><text:span text:style-name="T113">'bulusov'</text:span><text:span text:style-name="T253">)</text:span><text:line-break/><text:span text:style-name="T253">DataCollectTerminal.objects.create(</text:span><text:span text:style-name="T122">name</text:span><text:span text:style-name="T253">=</text:span><text:span text:style-name="T113">'ТСД-53'</text:span><text:span text:style-name="T253">, </text:span><text:span text:style-name="T122">model</text:span><text:span text:style-name="T253">=</text:span><text:span text:style-name="T295">2</text:span><text:span text:style-name="T253">, </text:span><text:span text:style-name="T122">serial_number</text:span><text:span text:style-name="T253">=</text:span><text:span text:style-name="T113">'3435345'</text:span><text:span text:style-name="T253">, </text:span><text:span text:style-name="T122">mac_address</text:span><text:span text:style-name="T253">=</text:span><text:span text:style-name="T113">'00:15:70:DA:2C:07'</text:span><text:span text:style-name="T253">, </text:span><text:span text:style-name="T122">user</text:span><text:span text:style-name="T253">=bulusov)</text:span></text:p>
      <text:p text:style-name="P228">Либо через id:</text:p>
      <text:p text:style-name="P269"><text:span text:style-name="T249">DataCollectTerminal.objects.create(</text:span><text:span text:style-name="T122">name</text:span><text:span text:style-name="T253">=</text:span><text:span text:style-name="T113">'ТСД-53'</text:span><text:span text:style-name="T253">, </text:span><text:span text:style-name="T122">model</text:span><text:span text:style-name="T253">=</text:span><text:span text:style-name="T295">2</text:span><text:span text:style-name="T253">, </text:span><text:span text:style-name="T122">serial_number</text:span><text:span text:style-name="T253">=</text:span><text:span text:style-name="T113">'3435345'</text:span><text:span text:style-name="T253">, </text:span><text:span text:style-name="T122">mac_address</text:span><text:span text:style-name="T253">=</text:span><text:span text:style-name="T113">'00:15:70:DA:2C:07'</text:span><text:span text:style-name="T253">, </text:span><text:span text:style-name="T122">user_id</text:span><text:span text:style-name="T253">=</text:span><text:span text:style-name="T295">29</text:span><text:span text:style-name="T253">)</text:span></text:p>
      <text:p text:style-name="P188"/>
      <text:p text:style-name="P188"/>
      <text:p text:style-name="P190"><text:soft-page-break/>Привязывание тэгов к посту</text:p>
      <text:p text:style-name="P273"><text:span text:style-name="T253">post = Post(</text:span><text:span text:style-name="T122">title</text:span><text:span text:style-name="T253">=</text:span><text:span text:style-name="T112">'Intro'</text:span><text:span text:style-name="T253">, </text:span><text:span text:style-name="T122">text</text:span><text:span text:style-name="T253">=</text:span><text:span text:style-name="T112">'...'</text:span><text:span text:style-name="T253">)</text:span><text:line-break/><text:span text:style-name="T253">post.save()</text:span><text:line-break/><text:line-break/><text:span text:style-name="T253">post.tags = Tag.objects.all()[</text:span><text:span text:style-name="T295">0</text:span><text:span text:style-name="T253">:</text:span><text:span text:style-name="T295">3</text:span><text:span text:style-name="T253">]</text:span><text:line-break/><text:span text:style-name="T253">post.save()</text:span><text:line-break/><text:line-break/><text:span text:style-name="T253">tag = Tag.objects.create(</text:span><text:span text:style-name="T122">title</text:span><text:span text:style-name="T253">=</text:span><text:span text:style-name="T112">'easy'</text:span><text:span text:style-name="T253">)</text:span><text:line-break/><text:span text:style-name="T253">post.tags.add(tag)</text:span><text:line-break/><text:span text:style-name="T253">post.save()</text:span></text:p>
      <text:p text:style-name="P154"/>
      <text:p text:style-name="P273"><text:span text:style-name="T254">create(**kwargs) — </text:span><text:span text:style-name="T225">создание нового тэга, связанного с постом</text:span><text:line-break/><text:span text:style-name="T253">add(t2) — </text:span><text:span text:style-name="T225">привязка существующего тэга t2 к текущему посту</text:span><text:line-break/><text:span text:style-name="T253">remove(t2)</text:span><text:span text:style-name="T228"> — </text:span><text:span text:style-name="T229">отвязка существующего тэга t2 от текущего поста</text:span><text:line-break/><text:span text:style-name="T253">clear()</text:span><text:span text:style-name="T224"> - </text:span><text:span text:style-name="T225">очистка списка тэгов у текущего поста</text:span></text:p>
      <text:p text:style-name="P194"/>
      <text:p text:style-name="P195"/>
      <text:p text:style-name="P192">QuerySet</text:p>
      <text:p text:style-name="P192"/>
      <text:p text:style-name="P274"><text:span text:style-name="T227">QuerySet</text:span><text:span text:style-name="T224"> — объекты, предоставляющие собой запрос к базе данных.</text:span></text:p>
      <text:p text:style-name="P274"><text:span text:style-name="T224">Именно </text:span><text:span text:style-name="T227">запрос</text:span><text:span text:style-name="T224">, а не его результат.</text:span></text:p>
      <text:p text:style-name="P274"><text:span text:style-name="T224">QuerySet являются </text:span><text:span text:style-name="T227">ленивыми (lazy)</text:span><text:span text:style-name="T224"> объектами. Это значит, что запрос осуществояется не в момент создания Queryset, а в момент </text:span><text:span text:style-name="T227">итерации по нему</text:span><text:span text:style-name="T224">, либо вызова метода, возвращающего результат.</text:span></text:p>
      <text:p text:style-name="P189"/>
      <text:p text:style-name="P191">Методы QuerySet (chaining)</text:p>
      <text:p text:style-name="P275"><text:span text:style-name="T227">filter, exclude</text:span><text:span text:style-name="T224"> — фильтрация, в SQL это WHERE</text:span></text:p>
      <text:p text:style-name="P275"><text:span text:style-name="T227">order_by</text:span><text:span text:style-name="T224"> — сортировка</text:span></text:p>
      <text:p text:style-name="P275"><text:span text:style-name="T227">annotate</text:span><text:span text:style-name="T224"> — выборка агрегатов, в SQL это JOIN и GROUP BY</text:span></text:p>
      <text:p text:style-name="P276"><text:span text:style-name="T227">values</text:span><text:span text:style-name="T224"> — выборка отдельных колонок, а не объектов</text:span></text:p>
      <text:p text:style-name="P276"><text:span text:style-name="T227">distinct</text:span><text:span text:style-name="T224"> — выборка уникальных значений</text:span></text:p>
      <text:p text:style-name="P276"><text:span text:style-name="T227">select_related, prefetch_related</text:span><text:span text:style-name="T224"> — выборка из нескольких таблиц</text:span></text:p>
      <text:p text:style-name="P228"/>
      <text:p text:style-name="P272"><text:span text:style-name="T242">Методы QuerySet (</text:span><text:span text:style-name="T243">результат</text:span><text:span text:style-name="T242">)</text:span></text:p>
      <text:p text:style-name="P271"><text:span text:style-name="T242">c</text:span><text:span text:style-name="T241">reate –</text:span><text:span text:style-name="T244"> создание нового объекта</text:span></text:p>
      <text:p text:style-name="P271"><text:span text:style-name="T241">update</text:span><text:span text:style-name="T244"> – обновление всех подходящих объектов</text:span></text:p>
      <text:p text:style-name="P271"><text:span text:style-name="T241">delete</text:span><text:span text:style-name="T244"> – удаление всех подходящих объектов</text:span></text:p>
      <text:p text:style-name="P271"><text:span text:style-name="T241">get_or_create</text:span><text:span text:style-name="T244"> – выборка объекта или его создание</text:span></text:p>
      <text:p text:style-name="P271"><text:span text:style-name="T241">count</text:span><text:span text:style-name="T244"> – выборка колличества COUNT(*)</text:span></text:p>
      <text:p text:style-name="P258"/>
      <text:p text:style-name="P264"><text:span text:style-name="T75">С</text:span><text:span text:style-name="T74">интаксис условий в QuerySet</text:span></text:p>
      <text:p text:style-name="P267"><text:span text:style-name="T76">В методах </text:span><text:span text:style-name="T77">filter</text:span><text:span text:style-name="T76"> и </text:span><text:span text:style-name="T77">exclude</text:span><text:span text:style-name="T76">:</text:span></text:p>
      <text:p text:style-name="P267"><text:soft-page-break/><text:span text:style-name="T77">field = value</text:span><text:span text:style-name="T76"> – точное совпадение</text:span></text:p>
      <text:p text:style-name="P267"><text:span text:style-name="T77">field__contains</text:span><text:span text:style-name="T76"> = value – суффикс оператора LIKE</text:span></text:p>
      <text:p text:style-name="P237">field__isnull, field__gt, field_lte</text:p>
      <text:p text:style-name="P267"><text:span text:style-name="T77">relation__field = value</text:span><text:span text:style-name="T76"> – условие по связанной таблице</text:span></text:p>
      <text:p text:style-name="P237">category__title__contains = ‘Perl’</text:p>
      <text:p text:style-name="P267"><text:span text:style-name="T76">Название полей и таблиц не могут содержать </text:span><text:span text:style-name="T77">__</text:span><text:span text:style-name="T76">!</text:span></text:p>
      <text:p text:style-name="P259"/>
      <text:p text:style-name="P259"/>
      <text:p text:style-name="P254">Свой ModelManager</text:p>
      <text:p text:style-name="P160"/>
      <text:p text:style-name="P270"><text:span text:style-name="T217">class </text:span><text:span text:style-name="T78">PostManager</text:span><text:span text:style-name="T253">(models.Manager):</text:span><text:line-break/><text:span text:style-name="T253"> <text:s text:c="3"/></text:span><text:span text:style-name="T218">def </text:span><text:span text:style-name="T78">best_posts</text:span><text:span text:style-name="T253">(</text:span><text:span text:style-name="T156">self</text:span><text:span text:style-name="T253">):</text:span><text:line-break/><text:span text:style-name="T253"> <text:s text:c="7"/></text:span><text:span text:style-name="T218">return </text:span><text:span text:style-name="T156">self</text:span><text:span text:style-name="T253">.filter(</text:span><text:span text:style-name="T122">rating__gt</text:span><text:span text:style-name="T253">=</text:span><text:span text:style-name="T295">50</text:span><text:span text:style-name="T253">)</text:span><text:line-break/><text:span text:style-name="T253"> <text:s text:c="3"/></text:span><text:line-break/><text:span text:style-name="T253"> <text:s text:c="3"/></text:span><text:span text:style-name="T218">def </text:span><text:span text:style-name="T78">published</text:span><text:span text:style-name="T253">(</text:span><text:span text:style-name="T156">self</text:span><text:span text:style-name="T253">):</text:span><text:line-break/><text:span text:style-name="T253"> <text:s text:c="7"/></text:span><text:span text:style-name="T218">return </text:span><text:span text:style-name="T156">self</text:span><text:span text:style-name="T253">.filter(</text:span><text:span text:style-name="T122">published</text:span><text:span text:style-name="T253">=</text:span><text:span text:style-name="T218">True</text:span><text:span text:style-name="T253">)</text:span><text:line-break/><text:span text:style-name="T253"> <text:s text:c="3"/></text:span><text:line-break/><text:span text:style-name="T253"> <text:s text:c="3"/></text:span><text:span text:style-name="T218">def </text:span><text:span text:style-name="T78">create_draft</text:span><text:span text:style-name="T253">(</text:span><text:span text:style-name="T156">self</text:span><text:span text:style-name="T253">, **kwargs):</text:span><text:line-break/><text:span text:style-name="T253"> <text:s text:c="7"/>kwargs[</text:span><text:span text:style-name="T113">'draft'</text:span><text:span text:style-name="T253">] = </text:span><text:span text:style-name="T218">True</text:span><text:line-break/><text:span text:style-name="T218"> <text:s text:c="7"/>return </text:span><text:span text:style-name="T156">self</text:span><text:span text:style-name="T253">.create(**kwargs)</text:span><text:line-break/><text:span text:style-name="T253"> <text:s text:c="3"/></text:span><text:line-break/><text:span text:style-name="T218">class </text:span><text:span text:style-name="T78">Post</text:span><text:span text:style-name="T253">(models.Model):</text:span><text:line-break/><text:span text:style-name="T253"> <text:s text:c="3"/>title = models.CharField()</text:span><text:line-break/><text:span text:style-name="T253"> <text:s text:c="3"/>objects = PostManager()</text:span></text:p>
      <text:p text:style-name="P229"/>
      <text:p text:style-name="P229"/>
      <text:p text:style-name="P251">Валидация данных</text:p>
      <text:p text:style-name="P251"/>
      <text:list xml:id="list3995086257" text:style-name="L8">
        <text:list-item>
          <text:p text:style-name="P300">По типу поля, например EmailField</text:p>
        </text:list-item>
        <text:list-item>
          <text:p text:style-name="P300">clean_xxx – доп. проверка поля xxx, может изменить значение</text:p>
        </text:list-item>
        <text:list-item>
          <text:p text:style-name="P300">clean – доп. проверка всех полей формы</text:p>
        </text:list-item>
      </text:list>
      <text:p text:style-name="P230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30"/>
      <text:p text:style-name="P230">Использование во view:</text:p>
      <text:p text:style-name="P230"><text:span text:style-name="T214">def </text:span><text:span text:style-name="T304">post_add</text:span><text:span text:style-name="T246">(request):</text:span><text:line-break/><text:span text:style-name="T246"> <text:s text:c="3"/></text:span><text:span text:style-name="T214">if </text:span><text:span text:style-name="T246">request.method == </text:span><text:span text:style-name="T114">'POST'</text:span><text:span text:style-name="T246">:</text:span><text:line-break/><text:span text:style-name="T246"> <text:s text:c="7"/>form = AddPostForm(request.POST)</text:span><text:line-break/><text:span text:style-name="T246"> <text:s text:c="7"/></text:span><text:span text:style-name="T214">if </text:span><text:span text:style-name="T246">form.is_valid(): </text:span><text:span text:style-name="T281"># Field, clean_xxx, clean</text:span><text:line-break/><text:span text:style-name="T281"> <text:s text:c="11"/></text:span><text:span text:style-name="T246">post = form.save()</text:span><text:line-break/><text:span text:style-name="T246"> <text:s text:c="11"/>url = post.get_url()</text:span><text:line-break/><text:span text:style-name="T246"> <text:s text:c="11"/></text:span><text:span text:style-name="T214">return </text:span><text:span text:style-name="T246">HttpResponseRedirect(url)</text:span><text:line-break/><text:span text:style-name="T246"> <text:s text:c="3"/></text:span><text:span text:style-name="T214">else</text:span><text:span text:style-name="T246">:</text:span><text:line-break/><text:span text:style-name="T246"> <text:s text:c="7"/></text:span><text:span text:style-name="T130">form </text:span><text:span text:style-name="T246">= AddPostForm()</text:span><text:line-break/><text:span text:style-name="T246"> <text:s text:c="3"/></text:span><text:span text:style-name="T214">return </text:span><text:span text:style-name="T246">render(request, </text:span><text:span text:style-name="T114">'blog/post_add.html' </text:span><text:span text:style-name="T246">{</text:span><text:line-break/><text:span text:style-name="T246"> <text:s text:c="7"/></text:span><text:span text:style-name="T114">'form'</text:span><text:span text:style-name="T246">: form</text:span><text:line-break/><text:span text:style-name="T246"> <text:s text:c="3"/>})</text:span></text:p>
      <text:p text:style-name="P252"><text:soft-page-break/>Запрет на изменение значения</text:p>
      <text:p text:style-name="P252"/>
      <text:p text:style-name="P238">Запретить изменение поля на уровне шаблона</text:p>
      <text:p text:style-name="P232"><text:line-break/><text:span text:style-name="T246">{% for field in form %}</text:span><text:line-break/> <text:s text:c="3"/><text:span text:style-name="T246">{% if field.name == 'name' %}</text:span><text:line-break/> <text:s text:c="7"/><text:span text:style-name="T246">&lt;</text:span><text:span text:style-name="T214">input </text:span><text:span text:style-name="T301">type</text:span><text:span text:style-name="T303">="text" </text:span><text:span text:style-name="T301">value</text:span><text:span text:style-name="T303">="{{ field.value }}" </text:span><text:span text:style-name="T301">disabled</text:span><text:span text:style-name="T246">&gt;</text:span><text:line-break/> <text:s text:c="7"/><text:span text:style-name="T246">&lt;</text:span><text:span text:style-name="T214">input </text:span><text:span text:style-name="T301">type</text:span><text:span text:style-name="T303">="hidden" </text:span><text:span text:style-name="T301">name</text:span><text:span text:style-name="T303">="name" </text:span><text:span text:style-name="T301">value</text:span><text:span text:style-name="T303">="{{ field.value }}" </text:span><text:span text:style-name="T301">required id</text:span><text:span text:style-name="T303">="id_name"</text:span><text:span text:style-name="T246">&gt;</text:span></text:p>
      <text:p text:style-name="P232"><text:span text:style-name="T246"><text:s text:c="4"/>{% else %}</text:span><text:line-break/> <text:s text:c="7"/><text:span text:style-name="T246">{{ field }}</text:span><text:line-break/> <text:s text:c="3"/><text:span text:style-name="T246">{% endif %}</text:span></text:p>
      <text:p text:style-name="P197"/>
      <text:p text:style-name="P240"><text:span text:style-name="T252">d</text:span><text:span text:style-name="T251">isabled - б</text:span><text:span text:style-name="T313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39"><text:span text:style-name="T252">required - у</text:span><text:span text:style-name="T312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97"/>
      <text:p text:style-name="P231"/>
      <text:p text:style-name="P238">Запретить изменение поля на уровне формы</text:p>
      <text:p text:style-name="P204"><text:span text:style-name="T216">class </text:span><text:span text:style-name="T79">DataCollectTerminalUpdateForm</text:span><text:span text:style-name="T255">(forms.ModelForm):</text:span><text:line-break/><text:span text:style-name="T255"> <text:s text:c="3"/>name = forms.CharField(</text:span><text:span text:style-name="T121">label</text:span><text:span text:style-name="T255">=</text:span><text:span text:style-name="T112">'Наименование'</text:span><text:span text:style-name="T255">, </text:span><text:span text:style-name="T121">disabled</text:span><text:span text:style-name="T255">=</text:span><text:span text:style-name="T219">True</text:span><text:span text:style-name="T255">)</text:span><text:line-break/><text:line-break/><text:span text:style-name="T255"> <text:s text:c="3"/></text:span><text:span text:style-name="T219">class </text:span><text:span text:style-name="T79">Meta</text:span><text:span text:style-name="T255">:</text:span><text:line-break/><text:span text:style-name="T255"> <text:s text:c="7"/>model = DataCollectTerminal</text:span><text:line-break/><text:span text:style-name="T255"> <text:s text:c="7"/>fields = [</text:span><text:span text:style-name="T112">'name'</text:span><text:span text:style-name="T255">, </text:span><text:span text:style-name="T112">'model'</text:span><text:span text:style-name="T255">, </text:span><text:span text:style-name="T112">'serial_number'</text:span><text:span text:style-name="T255">, </text:span><text:span text:style-name="T112">'mac_address'</text:span><text:span text:style-name="T255">, </text:span><text:span text:style-name="T112">'user'</text:span><text:span text:style-name="T255">,</text:span><text:line-break/><text:span text:style-name="T255"> <text:s text:c="17"/></text:span><text:span text:style-name="T112">'accumulator'</text:span><text:span text:style-name="T255">, </text:span><text:span text:style-name="T112">'debited'</text:span><text:span text:style-name="T255">, </text:span><text:span text:style-name="T112">'repair'</text:span><text:span text:style-name="T255">, </text:span><text:span text:style-name="T112">'remark'</text:span><text:span text:style-name="T255">]</text:span></text:p>
      <text:p text:style-name="P238"/>
      <text:p text:style-name="P242"/>
      <text:p text:style-name="P242"/>
      <text:p text:style-name="P242"/>
      <text:p text:style-name="P242"/>
      <text:p text:style-name="P242"/>
      <text:p text:style-name="P242"/>
      <text:p text:style-name="P242">Интеграция wysiwyg редактора с Django</text:p>
      <text:p text:style-name="P257"/>
      <text:p text:style-name="P165"><text:span text:style-name="T185">1. </text:span><text:span text:style-name="T311">django-ckeditor</text:span></text:p>
      <text:p text:style-name="P165"><text:a xlink:type="simple" xlink:href="https://github.com/django-ckeditor/django-ckeditor" text:style-name="Internet_20_link" text:visited-style-name="Visited_20_Internet_20_Link"><text:span text:style-name="T311">https://github.com/django-ckeditor/django-ckeditor</text:span></text:a></text:p>
      <text:p text:style-name="P168"/>
      <text:p text:style-name="P168">2. django-tinymce</text:p>
      <text:p text:style-name="P165"><text:a xlink:type="simple" xlink:href="https://github.com/jazzband/django-tinymce" text:style-name="Internet_20_link" text:visited-style-name="Visited_20_Internet_20_Link"><text:span text:style-name="T311">https://github.com/jazzband/django-tinymce</text:span></text:a></text:p>
      <text:p text:style-name="P168"/>
      <text:p text:style-name="P168"><text:soft-page-break/>3. django-summernote</text:p>
      <text:p text:style-name="P165"><text:a xlink:type="simple" xlink:href="https://github.com/summernote/django-summernote" text:style-name="Internet_20_link" text:visited-style-name="Visited_20_Internet_20_Link"><text:span text:style-name="T311">https://github.com/summernote/django-summernote</text:span></text:a></text:p>
      <text:p text:style-name="P168"/>
      <text:p text:style-name="P168">4. django-markitup</text:p>
      <text:p text:style-name="P165"><text:a xlink:type="simple" xlink:href="https://pypi.org/project/django-markitup/" text:style-name="Internet_20_link" text:visited-style-name="Visited_20_Internet_20_Link"><text:span text:style-name="T311">https://pypi.org/project/django-markitup/</text:span></text:a></text:p>
      <text:p text:style-name="P168"/>
      <text:p text:style-name="P168"/>
      <text:p text:style-name="P168">Ссылки:</text:p>
      <text:list xml:id="list1362782961" text:style-name="L9">
        <text:list-item>
          <text:p text:style-name="P302"><text:a xlink:type="simple" xlink:href="https://habr.com/ru/company/htdt/blog/202782/" text:style-name="Internet_20_link" text:visited-style-name="Visited_20_Internet_20_Link"><text:span text:style-name="T309">https://habr.com/ru/company/htdt/blog/202782/</text:span></text:a></text:p>
        </text:list-item>
      </text:list>
      <text:p text:style-name="P278"/>
      <text:p text:style-name="P278"/>
      <text:p text:style-name="P278"/>
      <text:p text:style-name="P280">Выборка данных</text:p>
      <text:p text:style-name="P280"/>
      <text:p text:style-name="P281"><text:span text:style-name="T220">from </text:span><text:span text:style-name="T256">django.db.models </text:span><text:span text:style-name="T220">import </text:span><text:span text:style-name="T256">F, Value</text:span><text:line-break/><text:span text:style-name="T220">from </text:span><text:span text:style-name="T256">django.db.models.functions </text:span><text:span text:style-name="T220">import </text:span><text:span text:style-name="T256">Concat</text:span></text:p>
      <text:p text:style-name="P301"/>
      <text:p text:style-name="P169"><text:span text:style-name="T246">word = </text:span><text:span text:style-name="T114">'tsd-2 8354520800990'</text:span></text:p>
      <text:p text:style-name="P303"/>
      <text:p text:style-name="P169"><text:span text:style-name="T246">sorted_data = </text:span><text:span text:style-name="T155">cls</text:span><text:span text:style-name="T246">.objects.annotate(</text:span><text:span text:style-name="T120">full_name</text:span><text:span text:style-name="T246">=Concat(F(</text:span><text:span text:style-name="T114">'slug'</text:span><text:span text:style-name="T246">), Value(</text:span><text:span text:style-name="T114">' '</text:span><text:span text:style-name="T246">), F(</text:span><text:span text:style-name="T114">'serial_number'</text:span><text:span text:style-name="T246">))).filter(</text:span><text:span text:style-name="T120">full_name__icontains</text:span><text:span text:style-name="T246">=word)</text:span></text:p>
      <text:p text:style-name="P304"/>
      <text:p text:style-name="P169"><text:span text:style-name="T246"># Сырой запрос<text:line-break/>sorted_data</text:span><text:span text:style-name="T130"> </text:span><text:span text:style-name="T246">= </text:span><text:span text:style-name="T155">cls</text:span><text:span text:style-name="T246">.objects.raw(</text:span><text:span text:style-name="T114">"SELECT * FROM dct_datacollectterminal WHERE CONCAT(slug, ' ', serial_number) LIKE %s"</text:span><text:span text:style-name="T246">, [word])</text:span></text:p>
      <text:p text:style-name="P27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3" svg:font-family="'JetBrains Mono'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4-28T08:10:34.401644649</dc:date>
    <meta:editing-cycles>176</meta:editing-cycles>
    <meta:editing-duration>P1DT8H29M28S</meta:editing-duration>
    <meta:document-statistic meta:table-count="4" meta:image-count="7" meta:object-count="0" meta:page-count="41" meta:paragraph-count="595" meta:word-count="6101" meta:character-count="54494" meta:non-whitespace-character-count="46106"/>
    <meta:template xlink:type="simple" xlink:actuate="onRequest" xlink:title="" xlink:href="Normal.dotm"/>
  </office:meta>
</office:document-meta>
</file>